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erformance" table:style-name="ta1">
        <table:shapes>
          <draw:frame draw:z-index="0" draw:style-name="gr1" svg:width="35.337cm" svg:height="8.999cm" svg:x="20.812cm" svg:y="0.368cm">
            <draw:object draw:notify-on-update-of-ranges="Performance.A5:Performance.B107 Performance.C3:Performance.C3 Performance.C5:Performance.C107 Performance.D3:Performance.D3 Performance.D5:Performance.D10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35.227cm" svg:height="9.049cm" svg:x="20.894cm" svg:y="9.897cm">
            <draw:object draw:notify-on-update-of-ranges="Performance.G5:Performance.H107 Performance.I3:Performance.I3 Performance.I5:Performance.I107 Performance.J3:Performance.J3 Performance.J5:Performance.J10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CPU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CPU</text:p>
          </table:table-cell>
          <table:table-cell table:style-name="ce1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table:number-columns-repeated="5"/>
        </table:table-row>
        <table:table-row table:style-name="ro2">
          <table:table-cell office:value-type="string">
            <text:p>1c/1d</text:p>
          </table:table-cell>
          <table:table-cell office:value-type="string">
            <text:p>WoOF</text:p>
          </table:table-cell>
          <table:table-cell office:value-type="float" office:value="594">
            <text:p>594</text:p>
          </table:table-cell>
          <table:table-cell office:value-type="float" office:value="310622">
            <text:p>310622</text:p>
          </table:table-cell>
          <table:table-cell table:number-columns-repeated="2"/>
          <table:table-cell office:value-type="string">
            <text:p>1c/1d</text:p>
          </table:table-cell>
          <table:table-cell office:value-type="string">
            <text:p>WoOF</text:p>
          </table:table-cell>
          <table:table-cell office:value-type="float" office:value="100.75">
            <text:p>100.75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string">
            <text:p>1c/1d</text:p>
          </table:table-cell>
          <table:table-cell office:value-type="string">
            <text:p>WoOF (2)</text:p>
          </table:table-cell>
          <table:table-cell office:value-type="float" office:value="593">
            <text:p>593</text:p>
          </table:table-cell>
          <table:table-cell office:value-type="float" office:value="311287">
            <text:p>311287</text:p>
          </table:table-cell>
          <table:table-cell table:number-columns-repeated="2"/>
          <table:table-cell office:value-type="string">
            <text:p>1c/1d</text:p>
          </table:table-cell>
          <table:table-cell office:value-type="string">
            <text:p>WoOF (2)</text:p>
          </table:table-cell>
          <table:table-cell office:value-type="float" office:value="101.01">
            <text:p>101.01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string">
            <text:p>1c/1d</text:p>
          </table:table-cell>
          <table:table-cell office:value-type="string">
            <text:p>Jetty</text:p>
          </table:table-cell>
          <table:table-cell office:value-type="float" office:value="595">
            <text:p>595</text:p>
          </table:table-cell>
          <table:table-cell office:value-type="float" office:value="142816">
            <text:p>142816</text:p>
          </table:table-cell>
          <table:table-cell table:number-columns-repeated="2"/>
          <table:table-cell office:value-type="string">
            <text:p>1c/1d</text:p>
          </table:table-cell>
          <table:table-cell office:value-type="string">
            <text:p>Jetty</text:p>
          </table:table-cell>
          <table:table-cell office:value-type="float" office:value="100.64">
            <text:p>100.64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1">
          <table:table-cell office:value-type="string">
            <text:p>1c/1d</text:p>
          </table:table-cell>
          <table:table-cell office:value-type="string">
            <text:p>Tomcat</text:p>
          </table:table-cell>
          <table:table-cell office:value-type="float" office:value="595">
            <text:p>595</text:p>
          </table:table-cell>
          <table:table-cell office:value-type="float" office:value="154219">
            <text:p>154219</text:p>
          </table:table-cell>
          <table:table-cell table:number-columns-repeated="2"/>
          <table:table-cell office:value-type="string">
            <text:p>1c/1d</text:p>
          </table:table-cell>
          <table:table-cell office:value-type="string">
            <text:p>Tomcat</text:p>
          </table:table-cell>
          <table:table-cell office:value-type="float" office:value="100.59">
            <text:p>100.59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string">
            <text:p>1c/1d</text:p>
          </table:table-cell>
          <table:table-cell office:value-type="string">
            <text:p>Grizzly</text:p>
          </table:table-cell>
          <table:table-cell office:value-type="float" office:value="595">
            <text:p>595</text:p>
          </table:table-cell>
          <table:table-cell office:value-type="float" office:value="142036">
            <text:p>142036</text:p>
          </table:table-cell>
          <table:table-cell table:number-columns-repeated="2"/>
          <table:table-cell office:value-type="string">
            <text:p>1c/1d</text:p>
          </table:table-cell>
          <table:table-cell office:value-type="string">
            <text:p>Grizzly</text:p>
          </table:table-cell>
          <table:table-cell office:value-type="float" office:value="100.68">
            <text:p>100.68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1c/1d</text:p>
          </table:table-cell>
          <table:table-cell office:value-type="string">
            <text:p>Apache</text:p>
          </table:table-cell>
          <table:table-cell office:value-type="float" office:value="593">
            <text:p>593</text:p>
          </table:table-cell>
          <table:table-cell office:value-type="float" office:value="75643">
            <text:p>75643</text:p>
          </table:table-cell>
          <table:table-cell table:number-columns-repeated="2"/>
          <table:table-cell office:value-type="string">
            <text:p>1c/1d</text:p>
          </table:table-cell>
          <table:table-cell office:value-type="string">
            <text:p>Apache</text:p>
          </table:table-cell>
          <table:table-cell office:value-type="float" office:value="100.96">
            <text:p>100.96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1c/1d</text:p>
          </table:table-cell>
          <table:table-cell office:value-type="string">
            <text:p>Nginx</text:p>
          </table:table-cell>
          <table:table-cell office:value-type="float" office:value="592">
            <text:p>592</text:p>
          </table:table-cell>
          <table:table-cell office:value-type="float" office:value="63129">
            <text:p>63129</text:p>
          </table:table-cell>
          <table:table-cell table:number-columns-repeated="2"/>
          <table:table-cell office:value-type="string">
            <text:p>1c/1d</text:p>
          </table:table-cell>
          <table:table-cell office:value-type="string">
            <text:p>Nginx</text:p>
          </table:table-cell>
          <table:table-cell office:value-type="float" office:value="101.38">
            <text:p>101.38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c/10d</text:p>
          </table:table-cell>
          <table:table-cell office:value-type="string">
            <text:p>WoOF</text:p>
          </table:table-cell>
          <table:table-cell office:value-type="float" office:value="5904">
            <text:p>5904</text:p>
          </table:table-cell>
          <table:table-cell office:value-type="float" office:value="624874">
            <text:p>624874</text:p>
          </table:table-cell>
          <table:table-cell table:number-columns-repeated="2"/>
          <table:table-cell office:value-type="string">
            <text:p>10c/10d</text:p>
          </table:table-cell>
          <table:table-cell office:value-type="string">
            <text:p>WoOF</text:p>
          </table:table-cell>
          <table:table-cell office:value-type="float" office:value="102">
            <text:p>102</text:p>
          </table:table-cell>
          <table:table-cell office:value-type="float" office:value="1.51">
            <text:p>1.51</text:p>
          </table:table-cell>
          <table:table-cell/>
        </table:table-row>
        <table:table-row table:style-name="ro1">
          <table:table-cell office:value-type="string">
            <text:p>10c/10d</text:p>
          </table:table-cell>
          <table:table-cell office:value-type="string">
            <text:p>WoOF (2)</text:p>
          </table:table-cell>
          <table:table-cell office:value-type="float" office:value="5846">
            <text:p>5846</text:p>
          </table:table-cell>
          <table:table-cell office:value-type="float" office:value="765409">
            <text:p>765409</text:p>
          </table:table-cell>
          <table:table-cell table:number-columns-repeated="2"/>
          <table:table-cell office:value-type="string">
            <text:p>10c/10d</text:p>
          </table:table-cell>
          <table:table-cell office:value-type="string">
            <text:p>WoOF (2)</text:p>
          </table:table-cell>
          <table:table-cell office:value-type="float" office:value="107">
            <text:p>107</text:p>
          </table:table-cell>
          <table:table-cell office:value-type="float" office:value="1.17">
            <text:p>1.17</text:p>
          </table:table-cell>
          <table:table-cell/>
        </table:table-row>
        <table:table-row table:style-name="ro1">
          <table:table-cell office:value-type="string">
            <text:p>10c/10d</text:p>
          </table:table-cell>
          <table:table-cell office:value-type="string">
            <text:p>Jetty</text:p>
          </table:table-cell>
          <table:table-cell office:value-type="float" office:value="5915">
            <text:p>5915</text:p>
          </table:table-cell>
          <table:table-cell office:value-type="float" office:value="807110">
            <text:p>807110</text:p>
          </table:table-cell>
          <table:table-cell table:number-columns-repeated="2"/>
          <table:table-cell office:value-type="string">
            <text:p>10c/10d</text:p>
          </table:table-cell>
          <table:table-cell office:value-type="string">
            <text:p>Jetty</text:p>
          </table:table-cell>
          <table:table-cell office:value-type="float" office:value="101.75">
            <text:p>101.7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10c/10d</text:p>
          </table:table-cell>
          <table:table-cell office:value-type="string">
            <text:p>Tomcat</text:p>
          </table:table-cell>
          <table:table-cell office:value-type="float" office:value="5938">
            <text:p>5938</text:p>
          </table:table-cell>
          <table:table-cell office:value-type="float" office:value="801649">
            <text:p>801649</text:p>
          </table:table-cell>
          <table:table-cell table:number-columns-repeated="2"/>
          <table:table-cell office:value-type="string">
            <text:p>10c/10d</text:p>
          </table:table-cell>
          <table:table-cell office:value-type="string">
            <text:p>Tomcat</text:p>
          </table:table-cell>
          <table:table-cell office:value-type="float" office:value="100.87">
            <text:p>100.87</text:p>
          </table:table-cell>
          <table:table-cell office:value-type="float" office:value="1.48">
            <text:p>1.48</text:p>
          </table:table-cell>
          <table:table-cell/>
        </table:table-row>
        <table:table-row table:style-name="ro1">
          <table:table-cell office:value-type="string">
            <text:p>10c/10d</text:p>
          </table:table-cell>
          <table:table-cell office:value-type="string">
            <text:p>Grizzly</text:p>
          </table:table-cell>
          <table:table-cell office:value-type="float" office:value="5912">
            <text:p>5912</text:p>
          </table:table-cell>
          <table:table-cell office:value-type="float" office:value="597241">
            <text:p>597241</text:p>
          </table:table-cell>
          <table:table-cell table:number-columns-repeated="2"/>
          <table:table-cell office:value-type="string">
            <text:p>10c/10d</text:p>
          </table:table-cell>
          <table:table-cell office:value-type="string">
            <text:p>Grizzly</text:p>
          </table:table-cell>
          <table:table-cell office:value-type="float" office:value="102.92">
            <text:p>102.92</text:p>
          </table:table-cell>
          <table:table-cell office:value-type="float" office:value="1.95">
            <text:p>1.95</text:p>
          </table:table-cell>
          <table:table-cell/>
        </table:table-row>
        <table:table-row table:style-name="ro1">
          <table:table-cell office:value-type="string">
            <text:p>10c/10d</text:p>
          </table:table-cell>
          <table:table-cell office:value-type="string">
            <text:p>Apache</text:p>
          </table:table-cell>
          <table:table-cell office:value-type="float" office:value="5930">
            <text:p>5930</text:p>
          </table:table-cell>
          <table:table-cell office:value-type="float" office:value="233263">
            <text:p>233263</text:p>
          </table:table-cell>
          <table:table-cell table:number-columns-repeated="2"/>
          <table:table-cell office:value-type="string">
            <text:p>10c/10d</text:p>
          </table:table-cell>
          <table:table-cell office:value-type="string">
            <text:p>Apache</text:p>
          </table:table-cell>
          <table:table-cell office:value-type="float" office:value="101.29">
            <text:p>101.29</text:p>
          </table:table-cell>
          <table:table-cell office:value-type="float" office:value="4.59">
            <text:p>4.59</text:p>
          </table:table-cell>
          <table:table-cell/>
        </table:table-row>
        <table:table-row table:style-name="ro1">
          <table:table-cell office:value-type="string">
            <text:p>10c/10d</text:p>
          </table:table-cell>
          <table:table-cell office:value-type="string">
            <text:p>Nginx</text:p>
          </table:table-cell>
          <table:table-cell office:value-type="float" office:value="5747">
            <text:p>5747</text:p>
          </table:table-cell>
          <table:table-cell office:value-type="float" office:value="165217">
            <text:p>165217</text:p>
          </table:table-cell>
          <table:table-cell table:number-columns-repeated="2"/>
          <table:table-cell office:value-type="string">
            <text:p>10c/10d</text:p>
          </table:table-cell>
          <table:table-cell office:value-type="string">
            <text:p>Nginx</text:p>
          </table:table-cell>
          <table:table-cell office:value-type="float" office:value="106.73">
            <text:p>106.73</text:p>
          </table:table-cell>
          <table:table-cell office:value-type="float" office:value="5.13">
            <text:p>5.1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c/100d</text:p>
          </table:table-cell>
          <table:table-cell office:value-type="string">
            <text:p>WoOF</text:p>
          </table:table-cell>
          <table:table-cell office:value-type="float" office:value="54216">
            <text:p>54216</text:p>
          </table:table-cell>
          <table:table-cell office:value-type="float" office:value="612565">
            <text:p>612565</text:p>
          </table:table-cell>
          <table:table-cell table:number-columns-repeated="2"/>
          <table:table-cell office:value-type="string">
            <text:p>100c/100d</text:p>
          </table:table-cell>
          <table:table-cell office:value-type="string">
            <text:p>WoOF</text:p>
          </table:table-cell>
          <table:table-cell office:value-type="float" office:value="117.45">
            <text:p>117.45</text:p>
          </table:table-cell>
          <table:table-cell office:value-type="float" office:value="12.21">
            <text:p>12.21</text:p>
          </table:table-cell>
          <table:table-cell/>
        </table:table-row>
        <table:table-row table:style-name="ro1">
          <table:table-cell office:value-type="string">
            <text:p>100c/100d</text:p>
          </table:table-cell>
          <table:table-cell office:value-type="string">
            <text:p>WoOF (2)</text:p>
          </table:table-cell>
          <table:table-cell office:value-type="float" office:value="53836">
            <text:p>53836</text:p>
          </table:table-cell>
          <table:table-cell office:value-type="float" office:value="724884">
            <text:p>724884</text:p>
          </table:table-cell>
          <table:table-cell table:number-columns-repeated="2"/>
          <table:table-cell office:value-type="string">
            <text:p>100c/100d</text:p>
          </table:table-cell>
          <table:table-cell office:value-type="string">
            <text:p>WoOF (2)</text:p>
          </table:table-cell>
          <table:table-cell office:value-type="float" office:value="124.03">
            <text:p>124.03</text:p>
          </table:table-cell>
          <table:table-cell office:value-type="float" office:value="16.26">
            <text:p>16.26</text:p>
          </table:table-cell>
          <table:table-cell/>
        </table:table-row>
        <table:table-row table:style-name="ro1">
          <table:table-cell office:value-type="string">
            <text:p>100c/100d</text:p>
          </table:table-cell>
          <table:table-cell office:value-type="string">
            <text:p>Jetty</text:p>
          </table:table-cell>
          <table:table-cell office:value-type="float" office:value="55824">
            <text:p>55824</text:p>
          </table:table-cell>
          <table:table-cell office:value-type="float" office:value="993957">
            <text:p>993957</text:p>
          </table:table-cell>
          <table:table-cell table:number-columns-repeated="2"/>
          <table:table-cell office:value-type="string">
            <text:p>100c/100d</text:p>
          </table:table-cell>
          <table:table-cell office:value-type="string">
            <text:p>Jetty</text:p>
          </table:table-cell>
          <table:table-cell office:value-type="float" office:value="111.99">
            <text:p>111.99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100c/100d</text:p>
          </table:table-cell>
          <table:table-cell office:value-type="string">
            <text:p>Tomcat</text:p>
          </table:table-cell>
          <table:table-cell office:value-type="float" office:value="9820">
            <text:p>9820</text:p>
          </table:table-cell>
          <table:table-cell office:value-type="float" office:value="839188">
            <text:p>839188</text:p>
          </table:table-cell>
          <table:table-cell table:number-columns-repeated="2"/>
          <table:table-cell office:value-type="string">
            <text:p>100c/100d</text:p>
          </table:table-cell>
          <table:table-cell office:value-type="string">
            <text:p>Tomcat</text:p>
          </table:table-cell>
          <table:table-cell office:value-type="float" office:value="114.52">
            <text:p>114.52</text:p>
          </table:table-cell>
          <table:table-cell office:value-type="float" office:value="12.99">
            <text:p>12.99</text:p>
          </table:table-cell>
          <table:table-cell/>
        </table:table-row>
        <table:table-row table:style-name="ro1">
          <table:table-cell office:value-type="string">
            <text:p>100c/100d</text:p>
          </table:table-cell>
          <table:table-cell office:value-type="string">
            <text:p>Grizzly</text:p>
          </table:table-cell>
          <table:table-cell office:value-type="float" office:value="53646">
            <text:p>53646</text:p>
          </table:table-cell>
          <table:table-cell office:value-type="float" office:value="568347">
            <text:p>568347</text:p>
          </table:table-cell>
          <table:table-cell table:number-columns-repeated="2"/>
          <table:table-cell office:value-type="string">
            <text:p>100c/100d</text:p>
          </table:table-cell>
          <table:table-cell office:value-type="string">
            <text:p>Grizzly</text:p>
          </table:table-cell>
          <table:table-cell office:value-type="float" office:value="120.74">
            <text:p>120.74</text:p>
          </table:table-cell>
          <table:table-cell office:value-type="float" office:value="16.75">
            <text:p>16.75</text:p>
          </table:table-cell>
          <table:table-cell/>
        </table:table-row>
        <table:table-row table:style-name="ro1">
          <table:table-cell office:value-type="string">
            <text:p>100c/100d</text:p>
          </table:table-cell>
          <table:table-cell office:value-type="string">
            <text:p>Apache</text:p>
          </table:table-cell>
          <table:table-cell office:value-type="float" office:value="52768">
            <text:p>52768</text:p>
          </table:table-cell>
          <table:table-cell office:value-type="float" office:value="195462">
            <text:p>195462</text:p>
          </table:table-cell>
          <table:table-cell table:number-columns-repeated="2"/>
          <table:table-cell office:value-type="string">
            <text:p>100c/100d</text:p>
          </table:table-cell>
          <table:table-cell office:value-type="string">
            <text:p>Apache</text:p>
          </table:table-cell>
          <table:table-cell office:value-type="float" office:value="101.42">
            <text:p>101.42</text:p>
          </table:table-cell>
          <table:table-cell office:value-type="float" office:value="29.53">
            <text:p>29.53</text:p>
          </table:table-cell>
          <table:table-cell/>
        </table:table-row>
        <table:table-row table:style-name="ro1">
          <table:table-cell office:value-type="string">
            <text:p>100c/100d</text:p>
          </table:table-cell>
          <table:table-cell office:value-type="string">
            <text:p>Nginx</text:p>
          </table:table-cell>
          <table:table-cell office:value-type="float" office:value="40132">
            <text:p>40132</text:p>
          </table:table-cell>
          <table:table-cell office:value-type="float" office:value="124234">
            <text:p>124234</text:p>
          </table:table-cell>
          <table:table-cell table:number-columns-repeated="2"/>
          <table:table-cell office:value-type="string">
            <text:p>100c/100d</text:p>
          </table:table-cell>
          <table:table-cell office:value-type="string">
            <text:p>Nginx</text:p>
          </table:table-cell>
          <table:table-cell office:value-type="float" office:value="177.59">
            <text:p>177.59</text:p>
          </table:table-cell>
          <table:table-cell office:value-type="float" office:value="58.92">
            <text:p>58.9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0c/100d</text:p>
          </table:table-cell>
          <table:table-cell office:value-type="string">
            <text:p>WoOF</text:p>
          </table:table-cell>
          <table:table-cell office:value-type="float" office:value="31713">
            <text:p>31713</text:p>
          </table:table-cell>
          <table:table-cell office:value-type="float" office:value="677929">
            <text:p>677929</text:p>
          </table:table-cell>
          <table:table-cell table:number-columns-repeated="2"/>
          <table:table-cell office:value-type="string">
            <text:p>1000c/100d</text:p>
          </table:table-cell>
          <table:table-cell office:value-type="string">
            <text:p>WoOF</text:p>
          </table:table-cell>
          <table:table-cell office:value-type="float" office:value="233.74">
            <text:p>233.74</text:p>
          </table:table-cell>
          <table:table-cell office:value-type="float" office:value="112.93">
            <text:p>112.93</text:p>
          </table:table-cell>
          <table:table-cell/>
        </table:table-row>
        <table:table-row table:style-name="ro1">
          <table:table-cell office:value-type="string">
            <text:p>1000c/100d</text:p>
          </table:table-cell>
          <table:table-cell office:value-type="string">
            <text:p>WoOF (2)</text:p>
          </table:table-cell>
          <table:table-cell office:value-type="float" office:value="32247">
            <text:p>32247</text:p>
          </table:table-cell>
          <table:table-cell office:value-type="float" office:value="762511">
            <text:p>762511</text:p>
          </table:table-cell>
          <table:table-cell table:number-columns-repeated="2"/>
          <table:table-cell office:value-type="string">
            <text:p>1000c/100d</text:p>
          </table:table-cell>
          <table:table-cell office:value-type="string">
            <text:p>WoOF (2)</text:p>
          </table:table-cell>
          <table:table-cell office:value-type="float" office:value="267.1">
            <text:p>267.1</text:p>
          </table:table-cell>
          <table:table-cell office:value-type="float" office:value="137.07">
            <text:p>137.07</text:p>
          </table:table-cell>
          <table:table-cell/>
        </table:table-row>
        <table:table-row table:style-name="ro1">
          <table:table-cell office:value-type="string">
            <text:p>1000c/100d</text:p>
          </table:table-cell>
          <table:table-cell office:value-type="string">
            <text:p>Jetty</text:p>
          </table:table-cell>
          <table:table-cell office:value-type="float" office:value="36696">
            <text:p>36696</text:p>
          </table:table-cell>
          <table:table-cell office:value-type="float" office:value="1102421">
            <text:p>1102421</text:p>
          </table:table-cell>
          <table:table-cell table:number-columns-repeated="2"/>
          <table:table-cell office:value-type="string">
            <text:p>1000c/100d</text:p>
          </table:table-cell>
          <table:table-cell office:value-type="string">
            <text:p>Jetty</text:p>
          </table:table-cell>
          <table:table-cell office:value-type="float" office:value="197.4">
            <text:p>197.4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string">
            <text:p>1000c/100d</text:p>
          </table:table-cell>
          <table:table-cell office:value-type="string">
            <text:p>Tomcat</text:p>
          </table:table-cell>
          <table:table-cell office:value-type="float" office:value="58479">
            <text:p>58479</text:p>
          </table:table-cell>
          <table:table-cell office:value-type="float" office:value="44257">
            <text:p>44257</text:p>
          </table:table-cell>
          <table:table-cell table:number-columns-repeated="2"/>
          <table:table-cell office:value-type="string">
            <text:p>1000c/100d</text:p>
          </table:table-cell>
          <table:table-cell office:value-type="string">
            <text:p>Tomcat</text:p>
          </table:table-cell>
          <table:table-cell office:value-type="float" office:value="100.82">
            <text:p>100.82</text:p>
          </table:table-cell>
          <table:table-cell office:value-type="float" office:value="2.88">
            <text:p>2.88</text:p>
          </table:table-cell>
          <table:table-cell/>
        </table:table-row>
        <table:table-row table:style-name="ro1">
          <table:table-cell office:value-type="string">
            <text:p>1000c/100d</text:p>
          </table:table-cell>
          <table:table-cell office:value-type="string">
            <text:p>Grizzly</text:p>
          </table:table-cell>
          <table:table-cell office:value-type="float" office:value="29525">
            <text:p>29525</text:p>
          </table:table-cell>
          <table:table-cell office:value-type="float" office:value="573639">
            <text:p>573639</text:p>
          </table:table-cell>
          <table:table-cell table:number-columns-repeated="2"/>
          <table:table-cell office:value-type="string">
            <text:p>1000c/100d</text:p>
          </table:table-cell>
          <table:table-cell office:value-type="string">
            <text:p>Grizzly</text:p>
          </table:table-cell>
          <table:table-cell office:value-type="float" office:value="197.43">
            <text:p>197.43</text:p>
          </table:table-cell>
          <table:table-cell office:value-type="float" office:value="89.03">
            <text:p>89.03</text:p>
          </table:table-cell>
          <table:table-cell/>
        </table:table-row>
        <table:table-row table:style-name="ro1">
          <table:table-cell office:value-type="string">
            <text:p>1000c/100d</text:p>
          </table:table-cell>
          <table:table-cell office:value-type="string">
            <text:p>Apache</text:p>
          </table:table-cell>
          <table:table-cell office:value-type="float" office:value="36008">
            <text:p>36008</text:p>
          </table:table-cell>
          <table:table-cell office:value-type="float" office:value="214245">
            <text:p>214245</text:p>
          </table:table-cell>
          <table:table-cell office:value-type="float" office:value="72">
            <text:p>72</text:p>
          </table:table-cell>
          <table:table-cell office:value-type="float" office:value="743">
            <text:p>743</text:p>
          </table:table-cell>
          <table:table-cell office:value-type="string">
            <text:p>1000c/100d</text:p>
          </table:table-cell>
          <table:table-cell office:value-type="string">
            <text:p>Apache</text:p>
          </table:table-cell>
          <table:table-cell office:value-type="float" office:value="101.26">
            <text:p>101.26</text:p>
          </table:table-cell>
          <table:table-cell office:value-type="float" office:value="33.58">
            <text:p>33.58</text:p>
          </table:table-cell>
          <table:table-cell/>
        </table:table-row>
        <table:table-row table:style-name="ro1">
          <table:table-cell office:value-type="string">
            <text:p>1000c/100d</text:p>
          </table:table-cell>
          <table:table-cell office:value-type="string">
            <text:p>Nginx</text:p>
          </table:table-cell>
          <table:table-cell office:value-type="float" office:value="12858">
            <text:p>12858</text:p>
          </table:table-cell>
          <table:table-cell office:value-type="float" office:value="160196">
            <text:p>160196</text:p>
          </table:table-cell>
          <table:table-cell table:number-columns-repeated="2"/>
          <table:table-cell office:value-type="string">
            <text:p>1000c/100d</text:p>
          </table:table-cell>
          <table:table-cell office:value-type="string">
            <text:p>Nginx</text:p>
          </table:table-cell>
          <table:table-cell office:value-type="float" office:value="548.32">
            <text:p>548.32</text:p>
          </table:table-cell>
          <table:table-cell office:value-type="float" office:value="452.86">
            <text:p>452.8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0c/1000d</text:p>
          </table:table-cell>
          <table:table-cell office:value-type="string">
            <text:p>WoOF</text:p>
          </table:table-cell>
          <table:table-cell office:value-type="float" office:value="84696">
            <text:p>84696</text:p>
          </table:table-cell>
          <table:table-cell office:value-type="float" office:value="616483">
            <text:p>616483</text:p>
          </table:table-cell>
          <table:table-cell table:number-columns-repeated="2"/>
          <table:table-cell office:value-type="string">
            <text:p>1000c/1000d</text:p>
          </table:table-cell>
          <table:table-cell office:value-type="string">
            <text:p>WoOF</text:p>
          </table:table-cell>
          <table:table-cell office:value-type="float" office:value="843.41">
            <text:p>843.41</text:p>
          </table:table-cell>
          <table:table-cell office:value-type="float" office:value="131.88">
            <text:p>131.88</text:p>
          </table:table-cell>
          <table:table-cell/>
        </table:table-row>
        <table:table-row table:style-name="ro1">
          <table:table-cell office:value-type="string">
            <text:p>1000c/1000d</text:p>
          </table:table-cell>
          <table:table-cell office:value-type="string">
            <text:p>WoOF (2)</text:p>
          </table:table-cell>
          <table:table-cell office:value-type="float" office:value="110170">
            <text:p>110170</text:p>
          </table:table-cell>
          <table:table-cell office:value-type="float" office:value="683776">
            <text:p>683776</text:p>
          </table:table-cell>
          <table:table-cell table:number-columns-repeated="2"/>
          <table:table-cell office:value-type="string">
            <text:p>1000c/1000d</text:p>
          </table:table-cell>
          <table:table-cell office:value-type="string">
            <text:p>WoOF (2)</text:p>
          </table:table-cell>
          <table:table-cell office:value-type="float" office:value="704.16">
            <text:p>704.16</text:p>
          </table:table-cell>
          <table:table-cell office:value-type="float" office:value="197.85">
            <text:p>197.85</text:p>
          </table:table-cell>
          <table:table-cell/>
        </table:table-row>
        <table:table-row table:style-name="ro1">
          <table:table-cell office:value-type="string">
            <text:p>1000c/1000d</text:p>
          </table:table-cell>
          <table:table-cell office:value-type="string">
            <text:p>Jetty</text:p>
          </table:table-cell>
          <table:table-cell office:value-type="float" office:value="90021">
            <text:p>90021</text:p>
          </table:table-cell>
          <table:table-cell office:value-type="float" office:value="120124">
            <text:p>120124</text:p>
          </table:table-cell>
          <table:table-cell table:number-columns-repeated="2"/>
          <table:table-cell office:value-type="string">
            <text:p>1000c/1000d</text:p>
          </table:table-cell>
          <table:table-cell office:value-type="string">
            <text:p>Jetty</text:p>
          </table:table-cell>
          <table:table-cell office:value-type="float" office:value="681.08">
            <text:p>681.08</text:p>
          </table:table-cell>
          <table:table-cell office:value-type="float" office:value="503.88">
            <text:p>503.88</text:p>
          </table:table-cell>
          <table:table-cell/>
        </table:table-row>
        <table:table-row table:style-name="ro1">
          <table:table-cell office:value-type="string">
            <text:p>1000c/1000d</text:p>
          </table:table-cell>
          <table:table-cell office:value-type="string">
            <text:p>Tomca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000c/1000d</text:p>
          </table:table-cell>
          <table:table-cell office:value-type="string">
            <text:p>Tomc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0c/1000d</text:p>
          </table:table-cell>
          <table:table-cell office:value-type="string">
            <text:p>Grizzly</text:p>
          </table:table-cell>
          <table:table-cell office:value-type="float" office:value="73241">
            <text:p>73241</text:p>
          </table:table-cell>
          <table:table-cell office:value-type="float" office:value="513316">
            <text:p>513316</text:p>
          </table:table-cell>
          <table:table-cell table:number-columns-repeated="2"/>
          <table:table-cell office:value-type="string">
            <text:p>1000c/1000d</text:p>
          </table:table-cell>
          <table:table-cell office:value-type="string">
            <text:p>Grizzly</text:p>
          </table:table-cell>
          <table:table-cell office:value-type="float" office:value="891.65">
            <text:p>891.65</text:p>
          </table:table-cell>
          <table:table-cell office:value-type="float" office:value="142.62">
            <text:p>142.62</text:p>
          </table:table-cell>
          <table:table-cell/>
        </table:table-row>
        <table:table-row table:style-name="ro1">
          <table:table-cell office:value-type="string">
            <text:p>1000c/1000d</text:p>
          </table:table-cell>
          <table:table-cell office:value-type="string">
            <text:p>Apache</text:p>
          </table:table-cell>
          <table:table-cell office:value-type="float" office:value="83956">
            <text:p>83956</text:p>
          </table:table-cell>
          <table:table-cell office:value-type="float" office:value="106661">
            <text:p>106661</text:p>
          </table:table-cell>
          <table:table-cell office:value-type="float" office:value="996">
            <text:p>996</text:p>
          </table:table-cell>
          <table:table-cell office:value-type="float" office:value="997">
            <text:p>997</text:p>
          </table:table-cell>
          <table:table-cell office:value-type="string">
            <text:p>1000c/1000d</text:p>
          </table:table-cell>
          <table:table-cell office:value-type="string">
            <text:p>Apache</text:p>
          </table:table-cell>
          <table:table-cell office:value-type="float" office:value="103.35">
            <text:p>103.35</text:p>
          </table:table-cell>
          <table:table-cell office:value-type="float" office:value="9.69">
            <text:p>9.69</text:p>
          </table:table-cell>
          <table:table-cell/>
        </table:table-row>
        <table:table-row table:style-name="ro1">
          <table:table-cell office:value-type="string">
            <text:p>1000c/1000d</text:p>
          </table:table-cell>
          <table:table-cell office:value-type="string">
            <text:p>Nginx</text:p>
          </table:table-cell>
          <table:table-cell office:value-type="float" office:value="76331">
            <text:p>76331</text:p>
          </table:table-cell>
          <table:table-cell office:value-type="float" office:value="86979">
            <text:p>86979</text:p>
          </table:table-cell>
          <table:table-cell table:number-columns-repeated="2"/>
          <table:table-cell office:value-type="string">
            <text:p>1000c/1000d</text:p>
          </table:table-cell>
          <table:table-cell office:value-type="string">
            <text:p>Nginx</text:p>
          </table:table-cell>
          <table:table-cell office:value-type="float" office:value="822.04">
            <text:p>822.04</text:p>
          </table:table-cell>
          <table:table-cell office:value-type="float" office:value="727.99">
            <text:p>727.99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>
            <text:p>100c/1000d</text:p>
          </table:table-cell>
          <table:table-cell office:value-type="string">
            <text:p>WoOF</text:p>
          </table:table-cell>
          <table:table-cell office:value-type="float" office:value="104382">
            <text:p>104382</text:p>
          </table:table-cell>
          <table:table-cell office:value-type="float" office:value="598757">
            <text:p>598757</text:p>
          </table:table-cell>
          <table:table-cell table:number-columns-repeated="2"/>
          <table:table-cell office:value-type="string">
            <text:p>100c/1000d</text:p>
          </table:table-cell>
          <table:table-cell office:value-type="string">
            <text:p>WoOF</text:p>
          </table:table-cell>
          <table:table-cell office:value-type="float" office:value="661.62">
            <text:p>661.62</text:p>
          </table:table-cell>
          <table:table-cell office:value-type="float" office:value="13.86">
            <text:p>13.86</text:p>
          </table:table-cell>
          <table:table-cell/>
        </table:table-row>
        <table:table-row table:style-name="ro1">
          <table:table-cell office:value-type="string">
            <text:p>100c/1000d</text:p>
          </table:table-cell>
          <table:table-cell office:value-type="string">
            <text:p>WoOF (2)</text:p>
          </table:table-cell>
          <table:table-cell office:value-type="float" office:value="107401">
            <text:p>107401</text:p>
          </table:table-cell>
          <table:table-cell office:value-type="float" office:value="647503">
            <text:p>647503</text:p>
          </table:table-cell>
          <table:table-cell table:number-columns-repeated="2"/>
          <table:table-cell office:value-type="string">
            <text:p>100c/1000d</text:p>
          </table:table-cell>
          <table:table-cell office:value-type="string">
            <text:p>WoOF (2)</text:p>
          </table:table-cell>
          <table:table-cell office:value-type="float" office:value="636.52">
            <text:p>636.52</text:p>
          </table:table-cell>
          <table:table-cell office:value-type="float" office:value="19.06">
            <text:p>19.06</text:p>
          </table:table-cell>
          <table:table-cell/>
        </table:table-row>
        <table:table-row table:style-name="ro1">
          <table:table-cell office:value-type="string">
            <text:p>100c/1000d</text:p>
          </table:table-cell>
          <table:table-cell office:value-type="string">
            <text:p>Jetty</text:p>
          </table:table-cell>
          <table:table-cell office:value-type="float" office:value="89420">
            <text:p>89420</text:p>
          </table:table-cell>
          <table:table-cell office:value-type="float" office:value="11955">
            <text:p>11955</text:p>
          </table:table-cell>
          <table:table-cell table:number-columns-repeated="2"/>
          <table:table-cell office:value-type="string">
            <text:p>100c/1000d</text:p>
          </table:table-cell>
          <table:table-cell office:value-type="string">
            <text:p>Jetty</text:p>
          </table:table-cell>
          <table:table-cell office:value-type="float" office:value="688.5">
            <text:p>688.5</text:p>
          </table:table-cell>
          <table:table-cell office:value-type="float" office:value="504.54">
            <text:p>504.54</text:p>
          </table:table-cell>
          <table:table-cell/>
        </table:table-row>
        <table:table-row table:style-name="ro1">
          <table:table-cell office:value-type="string">
            <text:p>100c/1000d</text:p>
          </table:table-cell>
          <table:table-cell office:value-type="string">
            <text:p>Tomca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00c/1000d</text:p>
          </table:table-cell>
          <table:table-cell office:value-type="string">
            <text:p>Tomc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c/1000d</text:p>
          </table:table-cell>
          <table:table-cell office:value-type="string">
            <text:p>Grizzly</text:p>
          </table:table-cell>
          <table:table-cell office:value-type="float" office:value="75439">
            <text:p>75439</text:p>
          </table:table-cell>
          <table:table-cell office:value-type="float" office:value="476279">
            <text:p>476279</text:p>
          </table:table-cell>
          <table:table-cell table:number-columns-repeated="2"/>
          <table:table-cell office:value-type="string">
            <text:p>100c/1000d</text:p>
          </table:table-cell>
          <table:table-cell office:value-type="string">
            <text:p>Grizzly</text:p>
          </table:table-cell>
          <table:table-cell office:value-type="float" office:value="886.59">
            <text:p>886.59</text:p>
          </table:table-cell>
          <table:table-cell office:value-type="float" office:value="19.49">
            <text:p>19.49</text:p>
          </table:table-cell>
          <table:table-cell/>
        </table:table-row>
        <table:table-row table:style-name="ro1">
          <table:table-cell office:value-type="string">
            <text:p>100c/1000d</text:p>
          </table:table-cell>
          <table:table-cell office:value-type="string">
            <text:p>Apache</text:p>
          </table:table-cell>
          <table:table-cell office:value-type="float" office:value="87909">
            <text:p>87909</text:p>
          </table:table-cell>
          <table:table-cell office:value-type="float" office:value="32303">
            <text:p>32303</text:p>
          </table:table-cell>
          <table:table-cell office:value-type="float" office:value="852">
            <text:p>852</text:p>
          </table:table-cell>
          <table:table-cell office:value-type="float" office:value="100">
            <text:p>100</text:p>
          </table:table-cell>
          <table:table-cell office:value-type="string">
            <text:p>100c/1000d</text:p>
          </table:table-cell>
          <table:table-cell office:value-type="string">
            <text:p>Apache</text:p>
          </table:table-cell>
          <table:table-cell office:value-type="float" office:value="101.76">
            <text:p>101.76</text:p>
          </table:table-cell>
          <table:table-cell office:value-type="float" office:value="3.44">
            <text:p>3.44</text:p>
          </table:table-cell>
          <table:table-cell/>
        </table:table-row>
        <table:table-row table:style-name="ro1">
          <table:table-cell office:value-type="string">
            <text:p>100c/1000d</text:p>
          </table:table-cell>
          <table:table-cell office:value-type="string">
            <text:p>Nginx</text:p>
          </table:table-cell>
          <table:table-cell office:value-type="float" office:value="89192">
            <text:p>89192</text:p>
          </table:table-cell>
          <table:table-cell office:value-type="float" office:value="10480">
            <text:p>10480</text:p>
          </table:table-cell>
          <table:table-cell table:number-columns-repeated="2"/>
          <table:table-cell office:value-type="string">
            <text:p>100c/1000d</text:p>
          </table:table-cell>
          <table:table-cell office:value-type="string">
            <text:p>Nginx</text:p>
          </table:table-cell>
          <table:table-cell office:value-type="float" office:value="680.62">
            <text:p>680.62</text:p>
          </table:table-cell>
          <table:table-cell office:value-type="float" office:value="580.98">
            <text:p>580.9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00c/1000d</text:p>
          </table:table-cell>
          <table:table-cell office:value-type="string">
            <text:p>WoOF</text:p>
          </table:table-cell>
          <table:table-cell office:value-type="float" office:value="48675">
            <text:p>48675</text:p>
          </table:table-cell>
          <table:table-cell office:value-type="float" office:value="578196">
            <text:p>578196</text:p>
          </table:table-cell>
          <table:table-cell table:number-columns-repeated="2"/>
          <table:table-cell office:value-type="string">
            <text:p>10000c/1000d</text:p>
          </table:table-cell>
          <table:table-cell office:value-type="string">
            <text:p>WoOF</text:p>
          </table:table-cell>
          <table:table-cell office:value-type="float" office:value="2136.57">
            <text:p>2136.57</text:p>
          </table:table-cell>
          <table:table-cell office:value-type="float" office:value="1763.32">
            <text:p>1763.32</text:p>
          </table:table-cell>
          <table:table-cell/>
        </table:table-row>
        <table:table-row table:style-name="ro1">
          <table:table-cell office:value-type="string">
            <text:p>10000c/1000d</text:p>
          </table:table-cell>
          <table:table-cell office:value-type="string">
            <text:p>WoOF (2)</text:p>
          </table:table-cell>
          <table:table-cell office:value-type="float" office:value="59487">
            <text:p>59487</text:p>
          </table:table-cell>
          <table:table-cell office:value-type="float" office:value="666253">
            <text:p>666253</text:p>
          </table:table-cell>
          <table:table-cell table:number-columns-repeated="2"/>
          <table:table-cell office:value-type="string">
            <text:p>10000c/1000d</text:p>
          </table:table-cell>
          <table:table-cell office:value-type="string">
            <text:p>WoOF (2)</text:p>
          </table:table-cell>
          <table:table-cell office:value-type="float" office:value="1680.95">
            <text:p>1680.95</text:p>
          </table:table-cell>
          <table:table-cell office:value-type="float" office:value="1402.05">
            <text:p>1402.05</text:p>
          </table:table-cell>
          <table:table-cell/>
        </table:table-row>
        <table:table-row table:style-name="ro1">
          <table:table-cell office:value-type="string">
            <text:p>10000c/1000d</text:p>
          </table:table-cell>
          <table:table-cell office:value-type="string">
            <text:p>Jetty</text:p>
          </table:table-cell>
          <table:table-cell office:value-type="float" office:value="72393">
            <text:p>72393</text:p>
          </table:table-cell>
          <table:table-cell office:value-type="float" office:value="878637">
            <text:p>878637</text:p>
          </table:table-cell>
          <table:table-cell table:number-columns-repeated="2"/>
          <table:table-cell office:value-type="string">
            <text:p>10000c/1000d</text:p>
          </table:table-cell>
          <table:table-cell office:value-type="string">
            <text:p>Jetty</text:p>
          </table:table-cell>
          <table:table-cell office:value-type="float" office:value="995.91">
            <text:p>995.91</text:p>
          </table:table-cell>
          <table:table-cell office:value-type="float" office:value="849.81">
            <text:p>849.81</text:p>
          </table:table-cell>
          <table:table-cell/>
        </table:table-row>
        <table:table-row table:style-name="ro1">
          <table:table-cell office:value-type="string">
            <text:p>10000c/1000d</text:p>
          </table:table-cell>
          <table:table-cell office:value-type="string">
            <text:p>Tomca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000c/1000d</text:p>
          </table:table-cell>
          <table:table-cell office:value-type="string">
            <text:p>Tomc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00c/1000d</text:p>
          </table:table-cell>
          <table:table-cell office:value-type="string">
            <text:p>Grizzly</text:p>
          </table:table-cell>
          <table:table-cell office:value-type="float" office:value="33000">
            <text:p>33000</text:p>
          </table:table-cell>
          <table:table-cell office:value-type="float" office:value="553239">
            <text:p>553239</text:p>
          </table:table-cell>
          <table:table-cell table:number-columns-repeated="2"/>
          <table:table-cell office:value-type="string">
            <text:p>10000c/1000d</text:p>
          </table:table-cell>
          <table:table-cell office:value-type="string">
            <text:p>Grizzly</text:p>
          </table:table-cell>
          <table:table-cell office:value-type="float" office:value="597.62">
            <text:p>597.62</text:p>
          </table:table-cell>
          <table:table-cell office:value-type="float" office:value="402.68">
            <text:p>402.68</text:p>
          </table:table-cell>
          <table:table-cell/>
        </table:table-row>
        <table:table-row table:style-name="ro1">
          <table:table-cell office:value-type="string">
            <text:p>10000c/1000d</text:p>
          </table:table-cell>
          <table:table-cell office:value-type="string">
            <text:p>Apache</text:p>
          </table:table-cell>
          <table:table-cell office:value-type="float" office:value="40778">
            <text:p>40778</text:p>
          </table:table-cell>
          <table:table-cell office:value-type="float" office:value="205699">
            <text:p>205699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9743">
            <text:p>9743</text:p>
          </table:table-cell>
          <table:table-cell office:value-type="string">
            <text:p>10000c/1000d</text:p>
          </table:table-cell>
          <table:table-cell office:value-type="string">
            <text:p>Apache</text:p>
          </table:table-cell>
          <table:table-cell office:value-type="float" office:value="101.28">
            <text:p>101.28</text:p>
          </table:table-cell>
          <table:table-cell office:value-type="float" office:value="32.56">
            <text:p>32.56</text:p>
          </table:table-cell>
          <table:table-cell/>
        </table:table-row>
        <table:table-row table:style-name="ro1">
          <table:table-cell office:value-type="string">
            <text:p>10000c/1000d</text:p>
          </table:table-cell>
          <table:table-cell office:value-type="string">
            <text:p>Nginx</text:p>
          </table:table-cell>
          <table:table-cell office:value-type="float" office:value="11983">
            <text:p>11983</text:p>
          </table:table-cell>
          <table:table-cell office:value-type="float" office:value="122314">
            <text:p>12231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string">
            <text:p>10000c/1000d</text:p>
          </table:table-cell>
          <table:table-cell office:value-type="string">
            <text:p>Nginx</text:p>
          </table:table-cell>
          <table:table-cell office:value-type="float" office:value="5562.13">
            <text:p>5562.13</text:p>
          </table:table-cell>
          <table:table-cell office:value-type="float" office:value="5468.63">
            <text:p>5468.6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00c/10000d</text:p>
          </table:table-cell>
          <table:table-cell office:value-type="string">
            <text:p>WoOF</text:p>
          </table:table-cell>
          <table:table-cell office:value-type="float" office:value="93476">
            <text:p>93476</text:p>
          </table:table-cell>
          <table:table-cell office:value-type="float" office:value="471669">
            <text:p>471669</text:p>
          </table:table-cell>
          <table:table-cell table:number-columns-repeated="2"/>
          <table:table-cell office:value-type="string">
            <text:p>10000c/10000d</text:p>
          </table:table-cell>
          <table:table-cell office:value-type="string">
            <text:p>WoOF</text:p>
          </table:table-cell>
          <table:table-cell office:value-type="float" office:value="7160.99">
            <text:p>7160.99</text:p>
          </table:table-cell>
          <table:table-cell office:value-type="float" office:value="1990.71">
            <text:p>1990.71</text:p>
          </table:table-cell>
          <table:table-cell/>
        </table:table-row>
        <table:table-row table:style-name="ro1">
          <table:table-cell office:value-type="string">
            <text:p>10000c/10000d</text:p>
          </table:table-cell>
          <table:table-cell office:value-type="string">
            <text:p>WoOF (2)</text:p>
          </table:table-cell>
          <table:table-cell office:value-type="float" office:value="94925">
            <text:p>94925</text:p>
          </table:table-cell>
          <table:table-cell office:value-type="float" office:value="551201">
            <text:p>551201</text:p>
          </table:table-cell>
          <table:table-cell table:number-columns-repeated="2"/>
          <table:table-cell office:value-type="string">
            <text:p>10000c/10000d</text:p>
          </table:table-cell>
          <table:table-cell office:value-type="string">
            <text:p>WoOF (2)</text:p>
          </table:table-cell>
          <table:table-cell office:value-type="float" office:value="7288.49">
            <text:p>7288.49</text:p>
          </table:table-cell>
          <table:table-cell office:value-type="float" office:value="1754.56">
            <text:p>1754.56</text:p>
          </table:table-cell>
          <table:table-cell/>
        </table:table-row>
        <table:table-row table:style-name="ro1">
          <table:table-cell office:value-type="string">
            <text:p>10000c/10000d</text:p>
          </table:table-cell>
          <table:table-cell office:value-type="string">
            <text:p>Jetty</text:p>
          </table:table-cell>
          <table:table-cell office:value-type="float" office:value="101297">
            <text:p>101297</text:p>
          </table:table-cell>
          <table:table-cell office:value-type="float" office:value="103857">
            <text:p>103857</text:p>
          </table:table-cell>
          <table:table-cell table:number-columns-repeated="2"/>
          <table:table-cell office:value-type="string">
            <text:p>10000c/10000d</text:p>
          </table:table-cell>
          <table:table-cell office:value-type="string">
            <text:p>Jetty</text:p>
          </table:table-cell>
          <table:table-cell office:value-type="float" office:value="6196.35">
            <text:p>6196.35</text:p>
          </table:table-cell>
          <table:table-cell office:value-type="float" office:value="6037.87">
            <text:p>6037.87</text:p>
          </table:table-cell>
          <table:table-cell/>
        </table:table-row>
        <table:table-row table:style-name="ro1">
          <table:table-cell office:value-type="string">
            <text:p>10000c/10000d</text:p>
          </table:table-cell>
          <table:table-cell office:value-type="string">
            <text:p>Tomca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0000c/10000d</text:p>
          </table:table-cell>
          <table:table-cell office:value-type="string">
            <text:p>Tomc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00c/10000d</text:p>
          </table:table-cell>
          <table:table-cell office:value-type="string">
            <text:p>Grizzly</text:p>
          </table:table-cell>
          <table:table-cell office:value-type="float" office:value="68037">
            <text:p>68037</text:p>
          </table:table-cell>
          <table:table-cell office:value-type="float" office:value="410844">
            <text:p>410844</text:p>
          </table:table-cell>
          <table:table-cell table:number-columns-repeated="2"/>
          <table:table-cell office:value-type="string">
            <text:p>10000c/10000d</text:p>
          </table:table-cell>
          <table:table-cell office:value-type="string">
            <text:p>Grizzly</text:p>
          </table:table-cell>
          <table:table-cell office:value-type="float" office:value="7578.42">
            <text:p>7578.42</text:p>
          </table:table-cell>
          <table:table-cell office:value-type="float" office:value="568.72">
            <text:p>568.72</text:p>
          </table:table-cell>
          <table:table-cell/>
        </table:table-row>
        <table:table-row table:style-name="ro1">
          <table:table-cell office:value-type="string">
            <text:p>10000c/10000d</text:p>
          </table:table-cell>
          <table:table-cell office:value-type="string">
            <text:p>Apache</text:p>
          </table:table-cell>
          <table:table-cell office:value-type="float" office:value="77302">
            <text:p>77302</text:p>
          </table:table-cell>
          <table:table-cell office:value-type="float" office:value="137863">
            <text:p>137863</text:p>
          </table:table-cell>
          <table:table-cell office:value-type="float" office:value="9999">
            <text:p>9999</text:p>
          </table:table-cell>
          <table:table-cell office:value-type="float" office:value="9997">
            <text:p>9997</text:p>
          </table:table-cell>
          <table:table-cell office:value-type="string">
            <text:p>10000c/10000d</text:p>
          </table:table-cell>
          <table:table-cell office:value-type="string">
            <text:p>Apache</text:p>
          </table:table-cell>
          <table:table-cell office:value-type="float" office:value="102.55">
            <text:p>102.55</text:p>
          </table:table-cell>
          <table:table-cell office:value-type="float" office:value="14.87">
            <text:p>14.87</text:p>
          </table:table-cell>
          <table:table-cell/>
        </table:table-row>
        <table:table-row table:style-name="ro1">
          <table:table-cell office:value-type="string">
            <text:p>10000c/10000d</text:p>
          </table:table-cell>
          <table:table-cell office:value-type="string">
            <text:p>Nginx</text:p>
          </table:table-cell>
          <table:table-cell office:value-type="float" office:value="61829">
            <text:p>61829</text:p>
          </table:table-cell>
          <table:table-cell office:value-type="float" office:value="73222">
            <text:p>73222</text:p>
          </table:table-cell>
          <table:table-cell office:value-type="float" office:value="1789">
            <text:p>1789</text:p>
          </table:table-cell>
          <table:table-cell office:value-type="float" office:value="245">
            <text:p>245</text:p>
          </table:table-cell>
          <table:table-cell office:value-type="string">
            <text:p>10000c/10000d</text:p>
          </table:table-cell>
          <table:table-cell office:value-type="string">
            <text:p>Nginx</text:p>
          </table:table-cell>
          <table:table-cell office:value-type="float" office:value="8460.44">
            <text:p>8460.44</text:p>
          </table:table-cell>
          <table:table-cell office:value-type="float" office:value="8397.6">
            <text:p>8397.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0c/10000d</text:p>
          </table:table-cell>
          <table:table-cell office:value-type="string">
            <text:p>WoOF</text:p>
          </table:table-cell>
          <table:table-cell office:value-type="float" office:value="95098">
            <text:p>95098</text:p>
          </table:table-cell>
          <table:table-cell office:value-type="float" office:value="493452">
            <text:p>493452</text:p>
          </table:table-cell>
          <table:table-cell table:number-columns-repeated="2"/>
          <table:table-cell office:value-type="string">
            <text:p>1000c/10000d</text:p>
          </table:table-cell>
          <table:table-cell office:value-type="string">
            <text:p>WoOF</text:p>
          </table:table-cell>
          <table:table-cell office:value-type="float" office:value="7068.72">
            <text:p>7068.72</text:p>
          </table:table-cell>
          <table:table-cell office:value-type="float" office:value="227.94">
            <text:p>227.94</text:p>
          </table:table-cell>
          <table:table-cell/>
        </table:table-row>
        <table:table-row table:style-name="ro1">
          <table:table-cell office:value-type="string">
            <text:p>1000c/10000d</text:p>
          </table:table-cell>
          <table:table-cell office:value-type="string">
            <text:p>WoOF (2)</text:p>
          </table:table-cell>
          <table:table-cell office:value-type="float" office:value="99154">
            <text:p>99154</text:p>
          </table:table-cell>
          <table:table-cell office:value-type="float" office:value="559811">
            <text:p>559811</text:p>
          </table:table-cell>
          <table:table-cell table:number-columns-repeated="2"/>
          <table:table-cell office:value-type="string">
            <text:p>1000c/10000d</text:p>
          </table:table-cell>
          <table:table-cell office:value-type="string">
            <text:p>WoOF (2)</text:p>
          </table:table-cell>
          <table:table-cell office:value-type="float" office:value="6587.54">
            <text:p>6587.54</text:p>
          </table:table-cell>
          <table:table-cell office:value-type="float" office:value="252.62">
            <text:p>252.62</text:p>
          </table:table-cell>
          <table:table-cell/>
        </table:table-row>
        <table:table-row table:style-name="ro1">
          <table:table-cell office:value-type="string">
            <text:p>1000c/10000d</text:p>
          </table:table-cell>
          <table:table-cell office:value-type="string">
            <text:p>Jetty</text:p>
          </table:table-cell>
          <table:table-cell office:value-type="float" office:value="83032">
            <text:p>83032</text:p>
          </table:table-cell>
          <table:table-cell office:value-type="float" office:value="8344">
            <text:p>8344</text:p>
          </table:table-cell>
          <table:table-cell table:number-columns-repeated="2"/>
          <table:table-cell office:value-type="string">
            <text:p>1000c/10000d</text:p>
          </table:table-cell>
          <table:table-cell office:value-type="string">
            <text:p>Jetty</text:p>
          </table:table-cell>
          <table:table-cell office:value-type="float" office:value="7336.13">
            <text:p>7336.13</text:p>
          </table:table-cell>
          <table:table-cell office:value-type="float" office:value="7169.51">
            <text:p>7169.51</text:p>
          </table:table-cell>
          <table:table-cell/>
        </table:table-row>
        <table:table-row table:style-name="ro1">
          <table:table-cell office:value-type="string">
            <text:p>1000c/10000d</text:p>
          </table:table-cell>
          <table:table-cell office:value-type="string">
            <text:p>Tomca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000c/10000d</text:p>
          </table:table-cell>
          <table:table-cell office:value-type="string">
            <text:p>Tomc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0c/10000d</text:p>
          </table:table-cell>
          <table:table-cell office:value-type="string">
            <text:p>Grizzly</text:p>
          </table:table-cell>
          <table:table-cell office:value-type="float" office:value="26017">
            <text:p>26017</text:p>
          </table:table-cell>
          <table:table-cell office:value-type="float" office:value="1554">
            <text:p>1554</text:p>
          </table:table-cell>
          <table:table-cell table:number-columns-repeated="2"/>
          <table:table-cell office:value-type="string">
            <text:p>1000c/10000d</text:p>
          </table:table-cell>
          <table:table-cell office:value-type="string">
            <text:p>Grizzly</text:p>
          </table:table-cell>
          <table:table-cell office:value-type="float" office:value="13095.8">
            <text:p>13095.8</text:p>
          </table:table-cell>
          <table:table-cell office:value-type="float" office:value="5794.89">
            <text:p>5794.89</text:p>
          </table:table-cell>
          <table:table-cell/>
        </table:table-row>
        <table:table-row table:style-name="ro1">
          <table:table-cell office:value-type="string">
            <text:p>1000c/10000d</text:p>
          </table:table-cell>
          <table:table-cell office:value-type="string">
            <text:p>Apache</text:p>
          </table:table-cell>
          <table:table-cell office:value-type="float" office:value="85406">
            <text:p>85406</text:p>
          </table:table-cell>
          <table:table-cell office:value-type="float" office:value="17910">
            <text:p>17910</text:p>
          </table:table-cell>
          <table:table-cell office:value-type="float" office:value="9854">
            <text:p>9854</text:p>
          </table:table-cell>
          <table:table-cell office:value-type="float" office:value="1000">
            <text:p>1000</text:p>
          </table:table-cell>
          <table:table-cell office:value-type="string">
            <text:p>1000c/10000d</text:p>
          </table:table-cell>
          <table:table-cell office:value-type="string">
            <text:p>Apache</text:p>
          </table:table-cell>
          <table:table-cell office:value-type="float" office:value="103.87">
            <text:p>103.87</text:p>
          </table:table-cell>
          <table:table-cell office:value-type="float" office:value="6.07">
            <text:p>6.07</text:p>
          </table:table-cell>
          <table:table-cell/>
        </table:table-row>
        <table:table-row table:style-name="ro1">
          <table:table-cell office:value-type="string">
            <text:p>1000c/10000d</text:p>
          </table:table-cell>
          <table:table-cell office:value-type="string">
            <text:p>Nginx</text:p>
          </table:table-cell>
          <table:table-cell office:value-type="float" office:value="88970">
            <text:p>88970</text:p>
          </table:table-cell>
          <table:table-cell office:value-type="float" office:value="9030">
            <text:p>9030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string">
            <text:p>1000c/10000d</text:p>
          </table:table-cell>
          <table:table-cell office:value-type="string">
            <text:p>Nginx</text:p>
          </table:table-cell>
          <table:table-cell office:value-type="float" office:value="6809.89">
            <text:p>6809.89</text:p>
          </table:table-cell>
          <table:table-cell office:value-type="float" office:value="6711.73">
            <text:p>6711.7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0c/0d</text:p>
          </table:table-cell>
          <table:table-cell office:value-type="string">
            <text:p>WoOF</text:p>
          </table:table-cell>
          <table:table-cell office:value-type="float" office:value="0">
            <text:p>0</text:p>
          </table:table-cell>
          <table:table-cell office:value-type="float" office:value="688562">
            <text:p>688562</text:p>
          </table:table-cell>
          <table:table-cell table:number-columns-repeated="2"/>
          <table:table-cell office:value-type="string">
            <text:p>1000c/0d</text:p>
          </table:table-cell>
          <table:table-cell office:value-type="string">
            <text:p>WoOF</text:p>
          </table:table-cell>
          <table:table-cell office:value-type="float" office:value="0">
            <text:p>0</text:p>
          </table:table-cell>
          <table:table-cell office:value-type="float" office:value="110.9">
            <text:p>110.9</text:p>
          </table:table-cell>
          <table:table-cell/>
        </table:table-row>
        <table:table-row table:style-name="ro1">
          <table:table-cell office:value-type="string">
            <text:p>1000c/0d</text:p>
          </table:table-cell>
          <table:table-cell office:value-type="string">
            <text:p>WoOF (2)</text:p>
          </table:table-cell>
          <table:table-cell office:value-type="float" office:value="0">
            <text:p>0</text:p>
          </table:table-cell>
          <table:table-cell office:value-type="float" office:value="842976">
            <text:p>842976</text:p>
          </table:table-cell>
          <table:table-cell table:number-columns-repeated="2"/>
          <table:table-cell office:value-type="string">
            <text:p>1000c/0d</text:p>
          </table:table-cell>
          <table:table-cell office:value-type="string">
            <text:p>WoOF (2)</text:p>
          </table:table-cell>
          <table:table-cell office:value-type="float" office:value="0">
            <text:p>0</text:p>
          </table:table-cell>
          <table:table-cell office:value-type="float" office:value="145.58">
            <text:p>145.58</text:p>
          </table:table-cell>
          <table:table-cell/>
        </table:table-row>
        <table:table-row table:style-name="ro1">
          <table:table-cell office:value-type="string">
            <text:p>1000c/0d</text:p>
          </table:table-cell>
          <table:table-cell office:value-type="string">
            <text:p>Jetty</text:p>
          </table:table-cell>
          <table:table-cell office:value-type="float" office:value="0">
            <text:p>0</text:p>
          </table:table-cell>
          <table:table-cell office:value-type="float" office:value="1125112">
            <text:p>1125112</text:p>
          </table:table-cell>
          <table:table-cell table:number-columns-repeated="2"/>
          <table:table-cell office:value-type="string">
            <text:p>1000c/0d</text:p>
          </table:table-cell>
          <table:table-cell office:value-type="string">
            <text:p>Jetty</text:p>
          </table:table-cell>
          <table:table-cell office:value-type="float" office:value="0">
            <text:p>0</text:p>
          </table:table-cell>
          <table:table-cell office:value-type="float" office:value="77.34">
            <text:p>77.34</text:p>
          </table:table-cell>
          <table:table-cell/>
        </table:table-row>
        <table:table-row table:style-name="ro1">
          <table:table-cell office:value-type="string">
            <text:p>1000c/0d</text:p>
          </table:table-cell>
          <table:table-cell office:value-type="string">
            <text:p>Tomcat</text:p>
          </table:table-cell>
          <table:table-cell office:value-type="float" office:value="0">
            <text:p>0</text:p>
          </table:table-cell>
          <table:table-cell office:value-type="float" office:value="814965">
            <text:p>8149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000c/0d</text:p>
          </table:table-cell>
          <table:table-cell office:value-type="string">
            <text:p>Tomcat</text:p>
          </table:table-cell>
          <table:table-cell office:value-type="float" office:value="0">
            <text:p>0</text:p>
          </table:table-cell>
          <table:table-cell office:value-type="float" office:value="15.52">
            <text:p>15.52</text:p>
          </table:table-cell>
          <table:table-cell/>
        </table:table-row>
        <table:table-row table:style-name="ro1">
          <table:table-cell office:value-type="string">
            <text:p>1000c/0d</text:p>
          </table:table-cell>
          <table:table-cell office:value-type="string">
            <text:p>Grizzly</text:p>
          </table:table-cell>
          <table:table-cell office:value-type="float" office:value="0">
            <text:p>0</text:p>
          </table:table-cell>
          <table:table-cell office:value-type="float" office:value="418262">
            <text:p>418262</text:p>
          </table:table-cell>
          <table:table-cell table:number-columns-repeated="2"/>
          <table:table-cell office:value-type="string">
            <text:p>1000c/0d</text:p>
          </table:table-cell>
          <table:table-cell office:value-type="string">
            <text:p>Grizzly</text:p>
          </table:table-cell>
          <table:table-cell office:value-type="float" office:value="0">
            <text:p>0</text:p>
          </table:table-cell>
          <table:table-cell office:value-type="float" office:value="56.96">
            <text:p>56.96</text:p>
          </table:table-cell>
          <table:table-cell/>
        </table:table-row>
        <table:table-row table:style-name="ro1">
          <table:table-cell office:value-type="string">
            <text:p>1000c/0d</text:p>
          </table:table-cell>
          <table:table-cell office:value-type="string">
            <text:p>Apache</text:p>
          </table:table-cell>
          <table:table-cell office:value-type="float" office:value="0">
            <text:p>0</text:p>
          </table:table-cell>
          <table:table-cell office:value-type="float" office:value="256269">
            <text:p>256269</text:p>
          </table:table-cell>
          <table:table-cell office:value-type="float" office:value="0">
            <text:p>0</text:p>
          </table:table-cell>
          <table:table-cell office:value-type="float" office:value="852">
            <text:p>852</text:p>
          </table:table-cell>
          <table:table-cell office:value-type="string">
            <text:p>1000c/0d</text:p>
          </table:table-cell>
          <table:table-cell office:value-type="string">
            <text:p>Apache</text:p>
          </table:table-cell>
          <table:table-cell office:value-type="float" office:value="0">
            <text:p>0</text:p>
          </table:table-cell>
          <table:table-cell office:value-type="float" office:value="44.32">
            <text:p>44.32</text:p>
          </table:table-cell>
          <table:table-cell/>
        </table:table-row>
        <table:table-row table:style-name="ro1">
          <table:table-cell office:value-type="string">
            <text:p>1000c/0d</text:p>
          </table:table-cell>
          <table:table-cell office:value-type="string">
            <text:p>Nginx</text:p>
          </table:table-cell>
          <table:table-cell office:value-type="float" office:value="0">
            <text:p>0</text:p>
          </table:table-cell>
          <table:table-cell office:value-type="float" office:value="172811">
            <text:p>172811</text:p>
          </table:table-cell>
          <table:table-cell table:number-columns-repeated="2"/>
          <table:table-cell office:value-type="string">
            <text:p>1000c/0d</text:p>
          </table:table-cell>
          <table:table-cell office:value-type="string">
            <text:p>Nginx</text:p>
          </table:table-cell>
          <table:table-cell office:value-type="float" office:value="0">
            <text:p>0</text:p>
          </table:table-cell>
          <table:table-cell office:value-type="float" office:value="435.73">
            <text:p>435.7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100000c/0d</text:p>
          </table:table-cell>
          <table:table-cell office:value-type="string">
            <text:p>WoOF</text:p>
          </table:table-cell>
          <table:table-cell office:value-type="float" office:value="0">
            <text:p>0</text:p>
          </table:table-cell>
          <table:table-cell office:value-type="float" office:value="631929">
            <text:p>631929</text:p>
          </table:table-cell>
          <table:table-cell table:number-columns-repeated="2"/>
          <table:table-cell office:value-type="string">
            <text:p>100000c/0d</text:p>
          </table:table-cell>
          <table:table-cell office:value-type="string">
            <text:p>WoOF</text:p>
          </table:table-cell>
          <table:table-cell office:value-type="float" office:value="0">
            <text:p>0</text:p>
          </table:table-cell>
          <table:table-cell office:value-type="float" office:value="1656.17">
            <text:p>1656.17</text:p>
          </table:table-cell>
          <table:table-cell/>
        </table:table-row>
        <table:table-row table:style-name="ro1">
          <table:table-cell office:value-type="string">
            <text:p>100000c/0d</text:p>
          </table:table-cell>
          <table:table-cell office:value-type="string">
            <text:p>WoOF (2)</text:p>
          </table:table-cell>
          <table:table-cell office:value-type="float" office:value="0">
            <text:p>0</text:p>
          </table:table-cell>
          <table:table-cell office:value-type="float" office:value="804520">
            <text:p>804520</text:p>
          </table:table-cell>
          <table:table-cell table:number-columns-repeated="2"/>
          <table:table-cell office:value-type="string">
            <text:p>100000c/0d</text:p>
          </table:table-cell>
          <table:table-cell office:value-type="string">
            <text:p>WoOF (2)</text:p>
          </table:table-cell>
          <table:table-cell office:value-type="float" office:value="0">
            <text:p>0</text:p>
          </table:table-cell>
          <table:table-cell office:value-type="float" office:value="1396.86">
            <text:p>1396.86</text:p>
          </table:table-cell>
          <table:table-cell/>
        </table:table-row>
        <table:table-row table:style-name="ro1">
          <table:table-cell office:value-type="string">
            <text:p>100000c/0d</text:p>
          </table:table-cell>
          <table:table-cell office:value-type="string">
            <text:p>Jetty</text:p>
          </table:table-cell>
          <table:table-cell office:value-type="float" office:value="0">
            <text:p>0</text:p>
          </table:table-cell>
          <table:table-cell office:value-type="float" office:value="1299723">
            <text:p>1299723</text:p>
          </table:table-cell>
          <table:table-cell table:number-columns-repeated="2"/>
          <table:table-cell office:value-type="string">
            <text:p>100000c/0d</text:p>
          </table:table-cell>
          <table:table-cell office:value-type="string">
            <text:p>Jetty</text:p>
          </table:table-cell>
          <table:table-cell office:value-type="float" office:value="0">
            <text:p>0</text:p>
          </table:table-cell>
          <table:table-cell office:value-type="float" office:value="739.88">
            <text:p>739.88</text:p>
          </table:table-cell>
          <table:table-cell/>
        </table:table-row>
        <table:table-row table:style-name="ro1">
          <table:table-cell office:value-type="string">
            <text:p>100000c/0d</text:p>
          </table:table-cell>
          <table:table-cell office:value-type="string">
            <text:p>Tomcat</text:p>
          </table:table-cell>
          <table:table-cell office:value-type="float" office:value="0">
            <text:p>0</text:p>
          </table:table-cell>
          <table:table-cell office:value-type="float" office:value="68880">
            <text:p>688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00000c/0d</text:p>
          </table:table-cell>
          <table:table-cell office:value-type="string">
            <text:p>Tomcat</text:p>
          </table:table-cell>
          <table:table-cell office:value-type="float" office:value="0">
            <text:p>0</text:p>
          </table:table-cell>
          <table:table-cell office:value-type="float" office:value="47.9">
            <text:p>47.9</text:p>
          </table:table-cell>
          <table:table-cell/>
        </table:table-row>
        <table:table-row table:style-name="ro1">
          <table:table-cell office:value-type="string">
            <text:p>100000c/0d</text:p>
          </table:table-cell>
          <table:table-cell office:value-type="string">
            <text:p>Grizzly</text:p>
          </table:table-cell>
          <table:table-cell office:value-type="float" office:value="0">
            <text:p>0</text:p>
          </table:table-cell>
          <table:table-cell office:value-type="float" office:value="605006">
            <text:p>605006</text:p>
          </table:table-cell>
          <table:table-cell table:number-columns-repeated="2"/>
          <table:table-cell office:value-type="string">
            <text:p>100000c/0d</text:p>
          </table:table-cell>
          <table:table-cell office:value-type="string">
            <text:p>Grizzly</text:p>
          </table:table-cell>
          <table:table-cell office:value-type="float" office:value="0">
            <text:p>0</text:p>
          </table:table-cell>
          <table:table-cell office:value-type="float" office:value="615.25">
            <text:p>615.25</text:p>
          </table:table-cell>
          <table:table-cell/>
        </table:table-row>
        <table:table-row table:style-name="ro1">
          <table:table-cell office:value-type="string">
            <text:p>100000c/0d</text:p>
          </table:table-cell>
          <table:table-cell office:value-type="string">
            <text:p>Apache</text:p>
          </table:table-cell>
          <table:table-cell office:value-type="float" office:value="0">
            <text:p>0</text:p>
          </table:table-cell>
          <table:table-cell office:value-type="float" office:value="254001">
            <text:p>254001</text:p>
          </table:table-cell>
          <table:table-cell office:value-type="float" office:value="0">
            <text:p>0</text:p>
          </table:table-cell>
          <table:table-cell office:value-type="float" office:value="9853">
            <text:p>9853</text:p>
          </table:table-cell>
          <table:table-cell office:value-type="string">
            <text:p>100000c/0d</text:p>
          </table:table-cell>
          <table:table-cell office:value-type="string">
            <text:p>Apache</text:p>
          </table:table-cell>
          <table:table-cell office:value-type="float" office:value="0">
            <text:p>0</text:p>
          </table:table-cell>
          <table:table-cell office:value-type="float" office:value="45.87">
            <text:p>45.87</text:p>
          </table:table-cell>
          <table:table-cell/>
        </table:table-row>
        <table:table-row table:style-name="ro1">
          <table:table-cell office:value-type="string">
            <text:p>100000c/0d</text:p>
          </table:table-cell>
          <table:table-cell office:value-type="string">
            <text:p>Nginx</text:p>
          </table:table-cell>
          <table:table-cell office:value-type="float" office:value="0">
            <text:p>0</text:p>
          </table:table-cell>
          <table:table-cell office:value-type="float" office:value="162755">
            <text:p>162755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string">
            <text:p>100000c/0d</text:p>
          </table:table-cell>
          <table:table-cell office:value-type="string">
            <text:p>Nginx</text:p>
          </table:table-cell>
          <table:table-cell office:value-type="float" office:value="0">
            <text:p>0</text:p>
          </table:table-cell>
          <table:table-cell office:value-type="float" office:value="3826.07">
            <text:p>3826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0c/1000d</text:p>
          </table:table-cell>
          <table:table-cell office:value-type="string">
            <text:p>WoOF</text:p>
          </table:table-cell>
          <table:table-cell office:value-type="float" office:value="117428">
            <text:p>1174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d</text:p>
          </table:table-cell>
          <table:table-cell office:value-type="string">
            <text:p>WoOF</text:p>
          </table:table-cell>
          <table:table-cell office:value-type="float" office:value="536.99">
            <text:p>536.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d</text:p>
          </table:table-cell>
          <table:table-cell office:value-type="string">
            <text:p>WoOF (2)</text:p>
          </table:table-cell>
          <table:table-cell office:value-type="float" office:value="117690">
            <text:p>11769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d</text:p>
          </table:table-cell>
          <table:table-cell office:value-type="string">
            <text:p>WoOF (2)</text:p>
          </table:table-cell>
          <table:table-cell office:value-type="float" office:value="532.18">
            <text:p>532.1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d</text:p>
          </table:table-cell>
          <table:table-cell office:value-type="string">
            <text:p>Jetty</text:p>
          </table:table-cell>
          <table:table-cell office:value-type="float" office:value="90534">
            <text:p>9053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d</text:p>
          </table:table-cell>
          <table:table-cell office:value-type="string">
            <text:p>Jetty</text:p>
          </table:table-cell>
          <table:table-cell office:value-type="float" office:value="688.32">
            <text:p>688.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d</text:p>
          </table:table-cell>
          <table:table-cell office:value-type="string">
            <text:p>Tomca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c/1000d</text:p>
          </table:table-cell>
          <table:table-cell office:value-type="string">
            <text:p>Tomc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d</text:p>
          </table:table-cell>
          <table:table-cell office:value-type="string">
            <text:p>Grizzly</text:p>
          </table:table-cell>
          <table:table-cell office:value-type="float" office:value="73015">
            <text:p>730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d</text:p>
          </table:table-cell>
          <table:table-cell office:value-type="string">
            <text:p>Grizzly</text:p>
          </table:table-cell>
          <table:table-cell office:value-type="float" office:value="872.33">
            <text:p>872.3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d</text:p>
          </table:table-cell>
          <table:table-cell office:value-type="string">
            <text:p>Apache</text:p>
          </table:table-cell>
          <table:table-cell office:value-type="float" office:value="88613">
            <text:p>88613</text:p>
          </table:table-cell>
          <table:table-cell office:value-type="float" office:value="0">
            <text:p>0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string">
            <text:p>0c/1000d</text:p>
          </table:table-cell>
          <table:table-cell office:value-type="string">
            <text:p>Apache</text:p>
          </table:table-cell>
          <table:table-cell office:value-type="float" office:value="101.78">
            <text:p>101.7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d</text:p>
          </table:table-cell>
          <table:table-cell office:value-type="string">
            <text:p>Nginx</text:p>
          </table:table-cell>
          <table:table-cell office:value-type="float" office:value="89465">
            <text:p>894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d</text:p>
          </table:table-cell>
          <table:table-cell office:value-type="string">
            <text:p>Nginx</text:p>
          </table:table-cell>
          <table:table-cell office:value-type="float" office:value="678.98">
            <text:p>678.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0c/10000d</text:p>
          </table:table-cell>
          <table:table-cell office:value-type="string">
            <text:p>WoOF</text:p>
          </table:table-cell>
          <table:table-cell office:value-type="float" office:value="99858">
            <text:p>9985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0d</text:p>
          </table:table-cell>
          <table:table-cell office:value-type="string">
            <text:p>WoOF</text:p>
          </table:table-cell>
          <table:table-cell office:value-type="float" office:value="6477.81">
            <text:p>6477.8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0d</text:p>
          </table:table-cell>
          <table:table-cell office:value-type="string">
            <text:p>WoOF (2)</text:p>
          </table:table-cell>
          <table:table-cell office:value-type="float" office:value="100312">
            <text:p>1003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0d</text:p>
          </table:table-cell>
          <table:table-cell office:value-type="string">
            <text:p>WoOF (2)</text:p>
          </table:table-cell>
          <table:table-cell office:value-type="float" office:value="6474.21">
            <text:p>6474.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0d</text:p>
          </table:table-cell>
          <table:table-cell office:value-type="string">
            <text:p>Jetty</text:p>
          </table:table-cell>
          <table:table-cell office:value-type="float" office:value="100722">
            <text:p>1007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0d</text:p>
          </table:table-cell>
          <table:table-cell office:value-type="string">
            <text:p>Jetty</text:p>
          </table:table-cell>
          <table:table-cell office:value-type="float" office:value="6008.03">
            <text:p>6008.0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0d</text:p>
          </table:table-cell>
          <table:table-cell office:value-type="string">
            <text:p>Tomca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c/10000d</text:p>
          </table:table-cell>
          <table:table-cell office:value-type="string">
            <text:p>Tomc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0d</text:p>
          </table:table-cell>
          <table:table-cell office:value-type="string">
            <text:p>Grizzly</text:p>
          </table:table-cell>
          <table:table-cell office:value-type="float" office:value="52519">
            <text:p>525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0d</text:p>
          </table:table-cell>
          <table:table-cell office:value-type="string">
            <text:p>Grizzly</text:p>
          </table:table-cell>
          <table:table-cell office:value-type="float" office:value="17159.14">
            <text:p>17159.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0d</text:p>
          </table:table-cell>
          <table:table-cell office:value-type="string">
            <text:p>Apache</text:p>
          </table:table-cell>
          <table:table-cell office:value-type="float" office:value="86871">
            <text:p>86871</text:p>
          </table:table-cell>
          <table:table-cell office:value-type="float" office:value="0">
            <text:p>0</text:p>
          </table:table-cell>
          <table:table-cell office:value-type="float" office:value="9837">
            <text:p>9837</text:p>
          </table:table-cell>
          <table:table-cell office:value-type="float" office:value="0">
            <text:p>0</text:p>
          </table:table-cell>
          <table:table-cell office:value-type="string">
            <text:p>0c/10000d</text:p>
          </table:table-cell>
          <table:table-cell office:value-type="string">
            <text:p>Apache</text:p>
          </table:table-cell>
          <table:table-cell office:value-type="float" office:value="103.22">
            <text:p>103.2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c/10000d</text:p>
          </table:table-cell>
          <table:table-cell office:value-type="string">
            <text:p>Nginx</text:p>
          </table:table-cell>
          <table:table-cell office:value-type="float" office:value="89471">
            <text:p>8947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c/10000d</text:p>
          </table:table-cell>
          <table:table-cell office:value-type="string">
            <text:p>Nginx</text:p>
          </table:table-cell>
          <table:table-cell office:value-type="float" office:value="6755.3">
            <text:p>6755.3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484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ie Sagenschneider</meta:initial-creator>
    <meta:creation-date>2012-07-27T18:37:06</meta:creation-date>
    <dc:date>2012-08-23T08:55:26</dc:date>
    <dc:creator>Daniel Sagenschneider</dc:creator>
    <meta:editing-duration>PT9H6M13S</meta:editing-duration>
    <meta:editing-cycles>281</meta:editing-cycles>
    <meta:generator>LibreOffice/3.5$Linux_X86_64 LibreOffice_project/350m1$Build-2</meta:generator>
    <meta:document-statistic meta:table-count="1" meta:cell-count="784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338cm" svg:height="9cm" xlink:href=".." xlink:type="simple" chart:class="chart:bar" chart:style-name="ch1">
        <chart:title svg:x="12.612cm" svg:y="0.316cm" chart:style-name="ch2">
          <text:p>Throughput being the number of requests serviced</text:p>
        </chart:title>
        <chart:legend chart:legend-position="end" svg:x="33.128cm" svg:y="3.952cm" style:legend-expansion="high" chart:style-name="ch3"/>
        <chart:plot-area chart:style-name="ch4" table:cell-range-address="Performance.A5:Performance.D107 Performance.C3:Performance.D3" chart:data-source-has-labels="both" svg:x="1.156cm" svg:y="1.635cm" svg:width="30.56cm" svg:height="6.765cm">
          <chartooo:coordinate-region svg:x="2.703cm" svg:y="1.834cm" svg:width="29.013cm" svg:height="5.839cm"/>
          <chart:axis chart:dimension="x" chart:name="primary-x" chart:style-name="ch5" chartooo:axis-type="auto">
            <chartooo:date-scale/>
            <chart:categories table:cell-range-address="Performance.A5:Performance.B10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formance.C5:Performance.C107" chart:label-cell-address="Performance.C3:Performance.C3" chart:class="chart:bar">
            <chart:data-point chart:repeated="103"/>
          </chart:series>
          <chart:series chart:style-name="ch9" chart:values-cell-range-address="Performance.D5:Performance.D107" chart:label-cell-address="Performance.D3:Performance.D3" chart:class="chart:bar">
            <chart:data-point chart:repeated="1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base</text:p>
                <draw:g>
                  <svg:desc>Performance.C3:Performance.C3</svg:desc>
                </draw:g>
              </table:table-cell>
              <table:table-cell office:value-type="string">
                <text:p>CPU</text:p>
                <draw:g>
                  <svg:desc>Performance.D3:Performance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c/1d WoOF</text:p>
                <text:list>
                  <text:list-item>
                    <text:p>1c/1d</text:p>
                  </text:list-item>
                  <text:list-item>
                    <text:p>WoOF</text:p>
                  </text:list-item>
                </text:list>
                <draw:g>
                  <svg:desc>Performance.A5:Performance.B107</svg:desc>
                </draw:g>
              </table:table-cell>
              <table:table-cell office:value-type="float" office:value="594">
                <text:p>594</text:p>
                <draw:g>
                  <svg:desc>Performance.C5:Performance.C107</svg:desc>
                </draw:g>
              </table:table-cell>
              <table:table-cell office:value-type="float" office:value="310622">
                <text:p>310622</text:p>
                <draw:g>
                  <svg:desc>Performance.D5:Performance.D107</svg:desc>
                </draw:g>
              </table:table-cell>
            </table:table-row>
            <table:table-row>
              <table:table-cell office:value-type="string">
                <text:p>1c/1d WoOF (2)</text:p>
                <text:list>
                  <text:list-item>
                    <text:p>1c/1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593">
                <text:p>593</text:p>
              </table:table-cell>
              <table:table-cell office:value-type="float" office:value="311287">
                <text:p>311287</text:p>
              </table:table-cell>
            </table:table-row>
            <table:table-row>
              <table:table-cell office:value-type="string">
                <text:p>1c/1d Jetty</text:p>
                <text:list>
                  <text:list-item>
                    <text:p>1c/1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142816">
                <text:p>142816</text:p>
              </table:table-cell>
            </table:table-row>
            <table:table-row>
              <table:table-cell office:value-type="string">
                <text:p>1c/1d Tomcat</text:p>
                <text:list>
                  <text:list-item>
                    <text:p>1c/1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154219">
                <text:p>154219</text:p>
              </table:table-cell>
            </table:table-row>
            <table:table-row>
              <table:table-cell office:value-type="string">
                <text:p>1c/1d Grizzly</text:p>
                <text:list>
                  <text:list-item>
                    <text:p>1c/1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142036">
                <text:p>142036</text:p>
              </table:table-cell>
            </table:table-row>
            <table:table-row>
              <table:table-cell office:value-type="string">
                <text:p>1c/1d Apache</text:p>
                <text:list>
                  <text:list-item>
                    <text:p>1c/1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593">
                <text:p>593</text:p>
              </table:table-cell>
              <table:table-cell office:value-type="float" office:value="75643">
                <text:p>75643</text:p>
              </table:table-cell>
            </table:table-row>
            <table:table-row>
              <table:table-cell office:value-type="string">
                <text:p>1c/1d Nginx</text:p>
                <text:list>
                  <text:list-item>
                    <text:p>1c/1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592">
                <text:p>592</text:p>
              </table:table-cell>
              <table:table-cell office:value-type="float" office:value="63129">
                <text:p>63129</text:p>
              </table:table-cell>
            </table:table-row>
            <table:table-row>
              <table:table-cell office:value-type="string">
                <text:p>1c/1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c/10d WoOF</text:p>
                <text:list>
                  <text:list-item>
                    <text:p>10c/1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5904">
                <text:p>5904</text:p>
              </table:table-cell>
              <table:table-cell office:value-type="float" office:value="624874">
                <text:p>624874</text:p>
              </table:table-cell>
            </table:table-row>
            <table:table-row>
              <table:table-cell office:value-type="string">
                <text:p>10c/10d WoOF (2)</text:p>
                <text:list>
                  <text:list-item>
                    <text:p>10c/1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5846">
                <text:p>5846</text:p>
              </table:table-cell>
              <table:table-cell office:value-type="float" office:value="765409">
                <text:p>765409</text:p>
              </table:table-cell>
            </table:table-row>
            <table:table-row>
              <table:table-cell office:value-type="string">
                <text:p>10c/10d Jetty</text:p>
                <text:list>
                  <text:list-item>
                    <text:p>10c/1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5915">
                <text:p>5915</text:p>
              </table:table-cell>
              <table:table-cell office:value-type="float" office:value="807110">
                <text:p>807110</text:p>
              </table:table-cell>
            </table:table-row>
            <table:table-row>
              <table:table-cell office:value-type="string">
                <text:p>10c/10d Tomcat</text:p>
                <text:list>
                  <text:list-item>
                    <text:p>10c/1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5938">
                <text:p>5938</text:p>
              </table:table-cell>
              <table:table-cell office:value-type="float" office:value="801649">
                <text:p>801649</text:p>
              </table:table-cell>
            </table:table-row>
            <table:table-row>
              <table:table-cell office:value-type="string">
                <text:p>10c/10d Grizzly</text:p>
                <text:list>
                  <text:list-item>
                    <text:p>10c/1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5912">
                <text:p>5912</text:p>
              </table:table-cell>
              <table:table-cell office:value-type="float" office:value="597241">
                <text:p>597241</text:p>
              </table:table-cell>
            </table:table-row>
            <table:table-row>
              <table:table-cell office:value-type="string">
                <text:p>10c/10d Apache</text:p>
                <text:list>
                  <text:list-item>
                    <text:p>10c/1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5930">
                <text:p>5930</text:p>
              </table:table-cell>
              <table:table-cell office:value-type="float" office:value="233263">
                <text:p>233263</text:p>
              </table:table-cell>
            </table:table-row>
            <table:table-row>
              <table:table-cell office:value-type="string">
                <text:p>10c/10d Nginx</text:p>
                <text:list>
                  <text:list-item>
                    <text:p>10c/1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5747">
                <text:p>5747</text:p>
              </table:table-cell>
              <table:table-cell office:value-type="float" office:value="165217">
                <text:p>165217</text:p>
              </table:table-cell>
            </table:table-row>
            <table:table-row>
              <table:table-cell office:value-type="string">
                <text:p>10c/1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c/100d WoOF</text:p>
                <text:list>
                  <text:list-item>
                    <text:p>100c/1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54216">
                <text:p>54216</text:p>
              </table:table-cell>
              <table:table-cell office:value-type="float" office:value="612565">
                <text:p>612565</text:p>
              </table:table-cell>
            </table:table-row>
            <table:table-row>
              <table:table-cell office:value-type="string">
                <text:p>100c/100d WoOF (2)</text:p>
                <text:list>
                  <text:list-item>
                    <text:p>100c/1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53836">
                <text:p>53836</text:p>
              </table:table-cell>
              <table:table-cell office:value-type="float" office:value="724884">
                <text:p>724884</text:p>
              </table:table-cell>
            </table:table-row>
            <table:table-row>
              <table:table-cell office:value-type="string">
                <text:p>100c/100d Jetty</text:p>
                <text:list>
                  <text:list-item>
                    <text:p>100c/1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55824">
                <text:p>55824</text:p>
              </table:table-cell>
              <table:table-cell office:value-type="float" office:value="993957">
                <text:p>993957</text:p>
              </table:table-cell>
            </table:table-row>
            <table:table-row>
              <table:table-cell office:value-type="string">
                <text:p>100c/100d Tomcat</text:p>
                <text:list>
                  <text:list-item>
                    <text:p>100c/1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9820">
                <text:p>9820</text:p>
              </table:table-cell>
              <table:table-cell office:value-type="float" office:value="839188">
                <text:p>839188</text:p>
              </table:table-cell>
            </table:table-row>
            <table:table-row>
              <table:table-cell office:value-type="string">
                <text:p>100c/100d Grizzly</text:p>
                <text:list>
                  <text:list-item>
                    <text:p>100c/1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53646">
                <text:p>53646</text:p>
              </table:table-cell>
              <table:table-cell office:value-type="float" office:value="568347">
                <text:p>568347</text:p>
              </table:table-cell>
            </table:table-row>
            <table:table-row>
              <table:table-cell office:value-type="string">
                <text:p>100c/100d Apache</text:p>
                <text:list>
                  <text:list-item>
                    <text:p>100c/1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52768">
                <text:p>52768</text:p>
              </table:table-cell>
              <table:table-cell office:value-type="float" office:value="195462">
                <text:p>195462</text:p>
              </table:table-cell>
            </table:table-row>
            <table:table-row>
              <table:table-cell office:value-type="string">
                <text:p>100c/100d Nginx</text:p>
                <text:list>
                  <text:list-item>
                    <text:p>100c/1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40132">
                <text:p>40132</text:p>
              </table:table-cell>
              <table:table-cell office:value-type="float" office:value="124234">
                <text:p>124234</text:p>
              </table:table-cell>
            </table:table-row>
            <table:table-row>
              <table:table-cell office:value-type="string">
                <text:p>100c/1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100d WoOF</text:p>
                <text:list>
                  <text:list-item>
                    <text:p>1000c/1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31713">
                <text:p>31713</text:p>
              </table:table-cell>
              <table:table-cell office:value-type="float" office:value="677929">
                <text:p>677929</text:p>
              </table:table-cell>
            </table:table-row>
            <table:table-row>
              <table:table-cell office:value-type="string">
                <text:p>1000c/100d WoOF (2)</text:p>
                <text:list>
                  <text:list-item>
                    <text:p>1000c/1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32247">
                <text:p>32247</text:p>
              </table:table-cell>
              <table:table-cell office:value-type="float" office:value="762511">
                <text:p>762511</text:p>
              </table:table-cell>
            </table:table-row>
            <table:table-row>
              <table:table-cell office:value-type="string">
                <text:p>1000c/100d Jetty</text:p>
                <text:list>
                  <text:list-item>
                    <text:p>1000c/1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36696">
                <text:p>36696</text:p>
              </table:table-cell>
              <table:table-cell office:value-type="float" office:value="1102421">
                <text:p>1102421</text:p>
              </table:table-cell>
            </table:table-row>
            <table:table-row>
              <table:table-cell office:value-type="string">
                <text:p>1000c/100d Tomcat</text:p>
                <text:list>
                  <text:list-item>
                    <text:p>1000c/1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58479">
                <text:p>58479</text:p>
              </table:table-cell>
              <table:table-cell office:value-type="float" office:value="44257">
                <text:p>44257</text:p>
              </table:table-cell>
            </table:table-row>
            <table:table-row>
              <table:table-cell office:value-type="string">
                <text:p>1000c/100d Grizzly</text:p>
                <text:list>
                  <text:list-item>
                    <text:p>1000c/1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29525">
                <text:p>29525</text:p>
              </table:table-cell>
              <table:table-cell office:value-type="float" office:value="573639">
                <text:p>573639</text:p>
              </table:table-cell>
            </table:table-row>
            <table:table-row>
              <table:table-cell office:value-type="string">
                <text:p>1000c/100d Apache</text:p>
                <text:list>
                  <text:list-item>
                    <text:p>1000c/1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36008">
                <text:p>36008</text:p>
              </table:table-cell>
              <table:table-cell office:value-type="float" office:value="214245">
                <text:p>214245</text:p>
              </table:table-cell>
            </table:table-row>
            <table:table-row>
              <table:table-cell office:value-type="string">
                <text:p>1000c/100d Nginx</text:p>
                <text:list>
                  <text:list-item>
                    <text:p>1000c/1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12858">
                <text:p>12858</text:p>
              </table:table-cell>
              <table:table-cell office:value-type="float" office:value="160196">
                <text:p>160196</text:p>
              </table:table-cell>
            </table:table-row>
            <table:table-row>
              <table:table-cell office:value-type="string">
                <text:p>1000c/1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1000d WoOF</text:p>
                <text:list>
                  <text:list-item>
                    <text:p>100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84696">
                <text:p>84696</text:p>
              </table:table-cell>
              <table:table-cell office:value-type="float" office:value="616483">
                <text:p>616483</text:p>
              </table:table-cell>
            </table:table-row>
            <table:table-row>
              <table:table-cell office:value-type="string">
                <text:p>1000c/1000d WoOF (2)</text:p>
                <text:list>
                  <text:list-item>
                    <text:p>100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10170">
                <text:p>110170</text:p>
              </table:table-cell>
              <table:table-cell office:value-type="float" office:value="683776">
                <text:p>683776</text:p>
              </table:table-cell>
            </table:table-row>
            <table:table-row>
              <table:table-cell office:value-type="string">
                <text:p>1000c/1000d Jetty</text:p>
                <text:list>
                  <text:list-item>
                    <text:p>100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90021">
                <text:p>90021</text:p>
              </table:table-cell>
              <table:table-cell office:value-type="float" office:value="120124">
                <text:p>120124</text:p>
              </table:table-cell>
            </table:table-row>
            <table:table-row>
              <table:table-cell office:value-type="string">
                <text:p>1000c/1000d Tomcat</text:p>
                <text:list>
                  <text:list-item>
                    <text:p>100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c/1000d Grizzly</text:p>
                <text:list>
                  <text:list-item>
                    <text:p>100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73241">
                <text:p>73241</text:p>
              </table:table-cell>
              <table:table-cell office:value-type="float" office:value="513316">
                <text:p>513316</text:p>
              </table:table-cell>
            </table:table-row>
            <table:table-row>
              <table:table-cell office:value-type="string">
                <text:p>1000c/1000d Apache</text:p>
                <text:list>
                  <text:list-item>
                    <text:p>100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83956">
                <text:p>83956</text:p>
              </table:table-cell>
              <table:table-cell office:value-type="float" office:value="106661">
                <text:p>106661</text:p>
              </table:table-cell>
            </table:table-row>
            <table:table-row>
              <table:table-cell office:value-type="string">
                <text:p>1000c/1000d Nginx</text:p>
                <text:list>
                  <text:list-item>
                    <text:p>100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76331">
                <text:p>76331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100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c/1000d WoOF</text:p>
                <text:list>
                  <text:list-item>
                    <text:p>10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104382">
                <text:p>104382</text:p>
              </table:table-cell>
              <table:table-cell office:value-type="float" office:value="598757">
                <text:p>598757</text:p>
              </table:table-cell>
            </table:table-row>
            <table:table-row>
              <table:table-cell office:value-type="string">
                <text:p>100c/1000d WoOF (2)</text:p>
                <text:list>
                  <text:list-item>
                    <text:p>10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07401">
                <text:p>107401</text:p>
              </table:table-cell>
              <table:table-cell office:value-type="float" office:value="647503">
                <text:p>647503</text:p>
              </table:table-cell>
            </table:table-row>
            <table:table-row>
              <table:table-cell office:value-type="string">
                <text:p>100c/1000d Jetty</text:p>
                <text:list>
                  <text:list-item>
                    <text:p>10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89420">
                <text:p>89420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string">
                <text:p>100c/1000d Tomcat</text:p>
                <text:list>
                  <text:list-item>
                    <text:p>10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c/1000d Grizzly</text:p>
                <text:list>
                  <text:list-item>
                    <text:p>10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75439">
                <text:p>75439</text:p>
              </table:table-cell>
              <table:table-cell office:value-type="float" office:value="476279">
                <text:p>476279</text:p>
              </table:table-cell>
            </table:table-row>
            <table:table-row>
              <table:table-cell office:value-type="string">
                <text:p>100c/1000d Apache</text:p>
                <text:list>
                  <text:list-item>
                    <text:p>10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87909">
                <text:p>87909</text:p>
              </table:table-cell>
              <table:table-cell office:value-type="float" office:value="32303">
                <text:p>32303</text:p>
              </table:table-cell>
            </table:table-row>
            <table:table-row>
              <table:table-cell office:value-type="string">
                <text:p>100c/1000d Nginx</text:p>
                <text:list>
                  <text:list-item>
                    <text:p>10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89192">
                <text:p>89192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string">
                <text:p>10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c/1000d WoOF</text:p>
                <text:list>
                  <text:list-item>
                    <text:p>1000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48675">
                <text:p>48675</text:p>
              </table:table-cell>
              <table:table-cell office:value-type="float" office:value="578196">
                <text:p>578196</text:p>
              </table:table-cell>
            </table:table-row>
            <table:table-row>
              <table:table-cell office:value-type="string">
                <text:p>10000c/1000d WoOF (2)</text:p>
                <text:list>
                  <text:list-item>
                    <text:p>1000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59487">
                <text:p>59487</text:p>
              </table:table-cell>
              <table:table-cell office:value-type="float" office:value="666253">
                <text:p>666253</text:p>
              </table:table-cell>
            </table:table-row>
            <table:table-row>
              <table:table-cell office:value-type="string">
                <text:p>10000c/1000d Jetty</text:p>
                <text:list>
                  <text:list-item>
                    <text:p>1000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72393">
                <text:p>72393</text:p>
              </table:table-cell>
              <table:table-cell office:value-type="float" office:value="878637">
                <text:p>878637</text:p>
              </table:table-cell>
            </table:table-row>
            <table:table-row>
              <table:table-cell office:value-type="string">
                <text:p>10000c/1000d Tomcat</text:p>
                <text:list>
                  <text:list-item>
                    <text:p>1000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c/1000d Grizzly</text:p>
                <text:list>
                  <text:list-item>
                    <text:p>1000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33000">
                <text:p>33000</text:p>
              </table:table-cell>
              <table:table-cell office:value-type="float" office:value="553239">
                <text:p>553239</text:p>
              </table:table-cell>
            </table:table-row>
            <table:table-row>
              <table:table-cell office:value-type="string">
                <text:p>10000c/1000d Apache</text:p>
                <text:list>
                  <text:list-item>
                    <text:p>1000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40778">
                <text:p>40778</text:p>
              </table:table-cell>
              <table:table-cell office:value-type="float" office:value="205699">
                <text:p>205699</text:p>
              </table:table-cell>
            </table:table-row>
            <table:table-row>
              <table:table-cell office:value-type="string">
                <text:p>10000c/1000d Nginx</text:p>
                <text:list>
                  <text:list-item>
                    <text:p>1000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11983">
                <text:p>11983</text:p>
              </table:table-cell>
              <table:table-cell office:value-type="float" office:value="122314">
                <text:p>122314</text:p>
              </table:table-cell>
            </table:table-row>
            <table:table-row>
              <table:table-cell office:value-type="string">
                <text:p>1000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c/10000d WoOF</text:p>
                <text:list>
                  <text:list-item>
                    <text:p>10000c/10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93476">
                <text:p>93476</text:p>
              </table:table-cell>
              <table:table-cell office:value-type="float" office:value="471669">
                <text:p>471669</text:p>
              </table:table-cell>
            </table:table-row>
            <table:table-row>
              <table:table-cell office:value-type="string">
                <text:p>10000c/10000d WoOF (2)</text:p>
                <text:list>
                  <text:list-item>
                    <text:p>10000c/10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94925">
                <text:p>94925</text:p>
              </table:table-cell>
              <table:table-cell office:value-type="float" office:value="551201">
                <text:p>551201</text:p>
              </table:table-cell>
            </table:table-row>
            <table:table-row>
              <table:table-cell office:value-type="string">
                <text:p>10000c/10000d Jetty</text:p>
                <text:list>
                  <text:list-item>
                    <text:p>10000c/10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101297">
                <text:p>101297</text:p>
              </table:table-cell>
              <table:table-cell office:value-type="float" office:value="103857">
                <text:p>103857</text:p>
              </table:table-cell>
            </table:table-row>
            <table:table-row>
              <table:table-cell office:value-type="string">
                <text:p>10000c/10000d Tomcat</text:p>
                <text:list>
                  <text:list-item>
                    <text:p>10000c/10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c/10000d Grizzly</text:p>
                <text:list>
                  <text:list-item>
                    <text:p>10000c/10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68037">
                <text:p>68037</text:p>
              </table:table-cell>
              <table:table-cell office:value-type="float" office:value="410844">
                <text:p>410844</text:p>
              </table:table-cell>
            </table:table-row>
            <table:table-row>
              <table:table-cell office:value-type="string">
                <text:p>10000c/10000d Apache</text:p>
                <text:list>
                  <text:list-item>
                    <text:p>10000c/10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77302">
                <text:p>77302</text:p>
              </table:table-cell>
              <table:table-cell office:value-type="float" office:value="137863">
                <text:p>137863</text:p>
              </table:table-cell>
            </table:table-row>
            <table:table-row>
              <table:table-cell office:value-type="string">
                <text:p>10000c/10000d Nginx</text:p>
                <text:list>
                  <text:list-item>
                    <text:p>10000c/10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61829">
                <text:p>61829</text:p>
              </table:table-cell>
              <table:table-cell office:value-type="float" office:value="73222">
                <text:p>73222</text:p>
              </table:table-cell>
            </table:table-row>
            <table:table-row>
              <table:table-cell office:value-type="string">
                <text:p>10000c/10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10000d WoOF</text:p>
                <text:list>
                  <text:list-item>
                    <text:p>1000c/10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95098">
                <text:p>95098</text:p>
              </table:table-cell>
              <table:table-cell office:value-type="float" office:value="493452">
                <text:p>493452</text:p>
              </table:table-cell>
            </table:table-row>
            <table:table-row>
              <table:table-cell office:value-type="string">
                <text:p>1000c/10000d WoOF (2)</text:p>
                <text:list>
                  <text:list-item>
                    <text:p>1000c/10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99154">
                <text:p>99154</text:p>
              </table:table-cell>
              <table:table-cell office:value-type="float" office:value="559811">
                <text:p>559811</text:p>
              </table:table-cell>
            </table:table-row>
            <table:table-row>
              <table:table-cell office:value-type="string">
                <text:p>1000c/10000d Jetty</text:p>
                <text:list>
                  <text:list-item>
                    <text:p>1000c/10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83032">
                <text:p>83032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1000c/10000d Tomcat</text:p>
                <text:list>
                  <text:list-item>
                    <text:p>1000c/10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c/10000d Grizzly</text:p>
                <text:list>
                  <text:list-item>
                    <text:p>1000c/10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26017">
                <text:p>2601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1000c/10000d Apache</text:p>
                <text:list>
                  <text:list-item>
                    <text:p>1000c/10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85406">
                <text:p>85406</text:p>
              </table:table-cell>
              <table:table-cell office:value-type="float" office:value="17910">
                <text:p>17910</text:p>
              </table:table-cell>
            </table:table-row>
            <table:table-row>
              <table:table-cell office:value-type="string">
                <text:p>1000c/10000d Nginx</text:p>
                <text:list>
                  <text:list-item>
                    <text:p>1000c/10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88970">
                <text:p>88970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00c/10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0d WoOF</text:p>
                <text:list>
                  <text:list-item>
                    <text:p>1000c/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88562">
                <text:p>688562</text:p>
              </table:table-cell>
            </table:table-row>
            <table:table-row>
              <table:table-cell office:value-type="string">
                <text:p>1000c/0d WoOF (2)</text:p>
                <text:list>
                  <text:list-item>
                    <text:p>1000c/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42976">
                <text:p>842976</text:p>
              </table:table-cell>
            </table:table-row>
            <table:table-row>
              <table:table-cell office:value-type="string">
                <text:p>1000c/0d Jetty</text:p>
                <text:list>
                  <text:list-item>
                    <text:p>1000c/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25112">
                <text:p>1125112</text:p>
              </table:table-cell>
            </table:table-row>
            <table:table-row>
              <table:table-cell office:value-type="string">
                <text:p>1000c/0d Tomcat</text:p>
                <text:list>
                  <text:list-item>
                    <text:p>1000c/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14965">
                <text:p>814965</text:p>
              </table:table-cell>
            </table:table-row>
            <table:table-row>
              <table:table-cell office:value-type="string">
                <text:p>1000c/0d Grizzly</text:p>
                <text:list>
                  <text:list-item>
                    <text:p>1000c/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18262">
                <text:p>418262</text:p>
              </table:table-cell>
            </table:table-row>
            <table:table-row>
              <table:table-cell office:value-type="string">
                <text:p>1000c/0d Apache</text:p>
                <text:list>
                  <text:list-item>
                    <text:p>1000c/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56269">
                <text:p>256269</text:p>
              </table:table-cell>
            </table:table-row>
            <table:table-row>
              <table:table-cell office:value-type="string">
                <text:p>1000c/0d Nginx</text:p>
                <text:list>
                  <text:list-item>
                    <text:p>1000c/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72811">
                <text:p>172811</text:p>
              </table:table-cell>
            </table:table-row>
            <table:table-row>
              <table:table-cell office:value-type="string">
                <text:p>1000c/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c/0d WoOF</text:p>
                <text:list>
                  <text:list-item>
                    <text:p>100000c/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31929">
                <text:p>631929</text:p>
              </table:table-cell>
            </table:table-row>
            <table:table-row>
              <table:table-cell office:value-type="string">
                <text:p>100000c/0d WoOF (2)</text:p>
                <text:list>
                  <text:list-item>
                    <text:p>100000c/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804520">
                <text:p>804520</text:p>
              </table:table-cell>
            </table:table-row>
            <table:table-row>
              <table:table-cell office:value-type="string">
                <text:p>100000c/0d Jetty</text:p>
                <text:list>
                  <text:list-item>
                    <text:p>100000c/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299723">
                <text:p>1299723</text:p>
              </table:table-cell>
            </table:table-row>
            <table:table-row>
              <table:table-cell office:value-type="string">
                <text:p>100000c/0d Tomcat</text:p>
                <text:list>
                  <text:list-item>
                    <text:p>100000c/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8880">
                <text:p>68880</text:p>
              </table:table-cell>
            </table:table-row>
            <table:table-row>
              <table:table-cell office:value-type="string">
                <text:p>100000c/0d Grizzly</text:p>
                <text:list>
                  <text:list-item>
                    <text:p>100000c/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05006">
                <text:p>605006</text:p>
              </table:table-cell>
            </table:table-row>
            <table:table-row>
              <table:table-cell office:value-type="string">
                <text:p>100000c/0d Apache</text:p>
                <text:list>
                  <text:list-item>
                    <text:p>100000c/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254001">
                <text:p>254001</text:p>
              </table:table-cell>
            </table:table-row>
            <table:table-row>
              <table:table-cell office:value-type="string">
                <text:p>100000c/0d Nginx</text:p>
                <text:list>
                  <text:list-item>
                    <text:p>100000c/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62755">
                <text:p>162755</text:p>
              </table:table-cell>
            </table:table-row>
            <table:table-row>
              <table:table-cell office:value-type="string">
                <text:p>100000c/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c/1000d WoOF</text:p>
                <text:list>
                  <text:list-item>
                    <text:p>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117428">
                <text:p>117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WoOF (2)</text:p>
                <text:list>
                  <text:list-item>
                    <text:p>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17690">
                <text:p>117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Jetty</text:p>
                <text:list>
                  <text:list-item>
                    <text:p>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90534">
                <text:p>9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Tomcat</text:p>
                <text:list>
                  <text:list-item>
                    <text:p>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Grizzly</text:p>
                <text:list>
                  <text:list-item>
                    <text:p>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73015">
                <text:p>7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Apache</text:p>
                <text:list>
                  <text:list-item>
                    <text:p>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88613">
                <text:p>88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Nginx</text:p>
                <text:list>
                  <text:list-item>
                    <text:p>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89465">
                <text:p>89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c/10000d WoOF</text:p>
                <text:list>
                  <text:list-item>
                    <text:p>0c/10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99858">
                <text:p>9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WoOF (2)</text:p>
                <text:list>
                  <text:list-item>
                    <text:p>0c/10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00312">
                <text:p>10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Jetty</text:p>
                <text:list>
                  <text:list-item>
                    <text:p>0c/10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100722">
                <text:p>10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Tomcat</text:p>
                <text:list>
                  <text:list-item>
                    <text:p>0c/10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Grizzly</text:p>
                <text:list>
                  <text:list-item>
                    <text:p>0c/10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52519">
                <text:p>5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Apache</text:p>
                <text:list>
                  <text:list-item>
                    <text:p>0c/10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86871">
                <text:p>86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Nginx</text:p>
                <text:list>
                  <text:list-item>
                    <text:p>0c/10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89471">
                <text:p>894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228cm" svg:height="9.05cm" xlink:href=".." xlink:type="simple" chart:class="chart:bar" chart:style-name="ch1">
        <chart:title svg:x="13.284cm" svg:y="0.317cm" chart:style-name="ch2">
          <text:p>Latency of 90% of requests in milliseconds</text:p>
        </chart:title>
        <chart:legend chart:legend-position="end" svg:x="33.018cm" svg:y="3.977cm" style:legend-expansion="high" chart:style-name="ch3"/>
        <chart:plot-area chart:style-name="ch4" table:cell-range-address="Performance.G5:Performance.J107 Performance.I3:Performance.J3" chart:data-source-has-labels="both" svg:x="1.154cm" svg:y="1.639cm" svg:width="30.456cm" svg:height="6.81cm">
          <chartooo:coordinate-region svg:x="2.331cm" svg:y="1.838cm" svg:width="29.279cm" svg:height="5.884cm"/>
          <chart:axis chart:dimension="x" chart:name="primary-x" chart:style-name="ch5" chartooo:axis-type="auto">
            <chartooo:date-scale/>
            <chart:categories table:cell-range-address="Performance.G5:Performance.H10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formance.I5:Performance.I107" chart:label-cell-address="Performance.I3:Performance.I3" chart:class="chart:bar">
            <chart:data-point chart:repeated="103"/>
          </chart:series>
          <chart:series chart:style-name="ch9" chart:values-cell-range-address="Performance.J5:Performance.J107" chart:label-cell-address="Performance.J3:Performance.J3" chart:class="chart:bar">
            <chart:data-point chart:repeated="1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base</text:p>
                <draw:g>
                  <svg:desc>Performance.I3:Performance.I3</svg:desc>
                </draw:g>
              </table:table-cell>
              <table:table-cell office:value-type="string">
                <text:p>CPU</text:p>
                <draw:g>
                  <svg:desc>Performance.J3:Performance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c/1d WoOF</text:p>
                <text:list>
                  <text:list-item>
                    <text:p>1c/1d</text:p>
                  </text:list-item>
                  <text:list-item>
                    <text:p>WoOF</text:p>
                  </text:list-item>
                </text:list>
                <draw:g>
                  <svg:desc>Performance.G5:Performance.H107</svg:desc>
                </draw:g>
              </table:table-cell>
              <table:table-cell office:value-type="float" office:value="100.75">
                <text:p>100.75</text:p>
                <draw:g>
                  <svg:desc>Performance.I5:Performance.I107</svg:desc>
                </draw:g>
              </table:table-cell>
              <table:table-cell office:value-type="float" office:value="0.17">
                <text:p>0.17</text:p>
                <draw:g>
                  <svg:desc>Performance.J5:Performance.J107</svg:desc>
                </draw:g>
              </table:table-cell>
            </table:table-row>
            <table:table-row>
              <table:table-cell office:value-type="string">
                <text:p>1c/1d WoOF (2)</text:p>
                <text:list>
                  <text:list-item>
                    <text:p>1c/1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01.01">
                <text:p>101.0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c/1d Jetty</text:p>
                <text:list>
                  <text:list-item>
                    <text:p>1c/1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100.64">
                <text:p>100.6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c/1d Tomcat</text:p>
                <text:list>
                  <text:list-item>
                    <text:p>1c/1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100.59">
                <text:p>100.5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c/1d Grizzly</text:p>
                <text:list>
                  <text:list-item>
                    <text:p>1c/1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100.68">
                <text:p>100.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c/1d Apache</text:p>
                <text:list>
                  <text:list-item>
                    <text:p>1c/1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0.96">
                <text:p>100.9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c/1d Nginx</text:p>
                <text:list>
                  <text:list-item>
                    <text:p>1c/1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101.38">
                <text:p>101.3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c/1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c/10d WoOF</text:p>
                <text:list>
                  <text:list-item>
                    <text:p>10c/1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102">
                <text:p>10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c/10d WoOF (2)</text:p>
                <text:list>
                  <text:list-item>
                    <text:p>10c/1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07">
                <text:p>1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c/10d Jetty</text:p>
                <text:list>
                  <text:list-item>
                    <text:p>10c/1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101.75">
                <text:p>101.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c/10d Tomcat</text:p>
                <text:list>
                  <text:list-item>
                    <text:p>10c/1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100.87">
                <text:p>100.87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0c/10d Grizzly</text:p>
                <text:list>
                  <text:list-item>
                    <text:p>10c/1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102.92">
                <text:p>102.9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c/10d Apache</text:p>
                <text:list>
                  <text:list-item>
                    <text:p>10c/1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1.29">
                <text:p>101.29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0c/10d Nginx</text:p>
                <text:list>
                  <text:list-item>
                    <text:p>10c/1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106.73">
                <text:p>106.7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0c/1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c/100d WoOF</text:p>
                <text:list>
                  <text:list-item>
                    <text:p>100c/1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117.45">
                <text:p>117.4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00c/100d WoOF (2)</text:p>
                <text:list>
                  <text:list-item>
                    <text:p>100c/1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24.03">
                <text:p>124.03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100c/100d Jetty</text:p>
                <text:list>
                  <text:list-item>
                    <text:p>100c/1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111.99">
                <text:p>111.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c/100d Tomcat</text:p>
                <text:list>
                  <text:list-item>
                    <text:p>100c/1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114.52">
                <text:p>114.52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00c/100d Grizzly</text:p>
                <text:list>
                  <text:list-item>
                    <text:p>100c/1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120.74">
                <text:p>120.7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00c/100d Apache</text:p>
                <text:list>
                  <text:list-item>
                    <text:p>100c/1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1.42">
                <text:p>101.42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100c/100d Nginx</text:p>
                <text:list>
                  <text:list-item>
                    <text:p>100c/1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177.59">
                <text:p>177.59</text:p>
              </table:table-cell>
              <table:table-cell office:value-type="float" office:value="58.92">
                <text:p>58.92</text:p>
              </table:table-cell>
            </table:table-row>
            <table:table-row>
              <table:table-cell office:value-type="string">
                <text:p>100c/1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100d WoOF</text:p>
                <text:list>
                  <text:list-item>
                    <text:p>1000c/1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233.74">
                <text:p>233.74</text:p>
              </table:table-cell>
              <table:table-cell office:value-type="float" office:value="112.93">
                <text:p>112.93</text:p>
              </table:table-cell>
            </table:table-row>
            <table:table-row>
              <table:table-cell office:value-type="string">
                <text:p>1000c/100d WoOF (2)</text:p>
                <text:list>
                  <text:list-item>
                    <text:p>1000c/1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267.1">
                <text:p>267.1</text:p>
              </table:table-cell>
              <table:table-cell office:value-type="float" office:value="137.07">
                <text:p>137.07</text:p>
              </table:table-cell>
            </table:table-row>
            <table:table-row>
              <table:table-cell office:value-type="string">
                <text:p>1000c/100d Jetty</text:p>
                <text:list>
                  <text:list-item>
                    <text:p>1000c/1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197.4">
                <text:p>197.4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000c/100d Tomcat</text:p>
                <text:list>
                  <text:list-item>
                    <text:p>1000c/1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100.82">
                <text:p>100.8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000c/100d Grizzly</text:p>
                <text:list>
                  <text:list-item>
                    <text:p>1000c/1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197.43">
                <text:p>197.43</text:p>
              </table:table-cell>
              <table:table-cell office:value-type="float" office:value="89.03">
                <text:p>89.03</text:p>
              </table:table-cell>
            </table:table-row>
            <table:table-row>
              <table:table-cell office:value-type="string">
                <text:p>1000c/100d Apache</text:p>
                <text:list>
                  <text:list-item>
                    <text:p>1000c/1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1.26">
                <text:p>101.26</text:p>
              </table:table-cell>
              <table:table-cell office:value-type="float" office:value="33.58">
                <text:p>33.58</text:p>
              </table:table-cell>
            </table:table-row>
            <table:table-row>
              <table:table-cell office:value-type="string">
                <text:p>1000c/100d Nginx</text:p>
                <text:list>
                  <text:list-item>
                    <text:p>1000c/1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548.32">
                <text:p>548.32</text:p>
              </table:table-cell>
              <table:table-cell office:value-type="float" office:value="452.86">
                <text:p>452.86</text:p>
              </table:table-cell>
            </table:table-row>
            <table:table-row>
              <table:table-cell office:value-type="string">
                <text:p>1000c/1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1000d WoOF</text:p>
                <text:list>
                  <text:list-item>
                    <text:p>100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843.41">
                <text:p>843.41</text:p>
              </table:table-cell>
              <table:table-cell office:value-type="float" office:value="131.88">
                <text:p>131.88</text:p>
              </table:table-cell>
            </table:table-row>
            <table:table-row>
              <table:table-cell office:value-type="string">
                <text:p>1000c/1000d WoOF (2)</text:p>
                <text:list>
                  <text:list-item>
                    <text:p>100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704.16">
                <text:p>704.16</text:p>
              </table:table-cell>
              <table:table-cell office:value-type="float" office:value="197.85">
                <text:p>197.85</text:p>
              </table:table-cell>
            </table:table-row>
            <table:table-row>
              <table:table-cell office:value-type="string">
                <text:p>1000c/1000d Jetty</text:p>
                <text:list>
                  <text:list-item>
                    <text:p>100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681.08">
                <text:p>681.08</text:p>
              </table:table-cell>
              <table:table-cell office:value-type="float" office:value="503.88">
                <text:p>503.88</text:p>
              </table:table-cell>
            </table:table-row>
            <table:table-row>
              <table:table-cell office:value-type="string">
                <text:p>1000c/1000d Tomcat</text:p>
                <text:list>
                  <text:list-item>
                    <text:p>100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c/1000d Grizzly</text:p>
                <text:list>
                  <text:list-item>
                    <text:p>100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891.65">
                <text:p>891.6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1000c/1000d Apache</text:p>
                <text:list>
                  <text:list-item>
                    <text:p>100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3.35">
                <text:p>103.3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000c/1000d Nginx</text:p>
                <text:list>
                  <text:list-item>
                    <text:p>100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822.04">
                <text:p>822.04</text:p>
              </table:table-cell>
              <table:table-cell office:value-type="float" office:value="727.99">
                <text:p>727.99</text:p>
              </table:table-cell>
            </table:table-row>
            <table:table-row>
              <table:table-cell office:value-type="string">
                <text:p>100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c/1000d WoOF</text:p>
                <text:list>
                  <text:list-item>
                    <text:p>10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661.62">
                <text:p>661.62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string">
                <text:p>100c/1000d WoOF (2)</text:p>
                <text:list>
                  <text:list-item>
                    <text:p>10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636.52">
                <text:p>636.52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00c/1000d Jetty</text:p>
                <text:list>
                  <text:list-item>
                    <text:p>10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688.5">
                <text:p>688.5</text:p>
              </table:table-cell>
              <table:table-cell office:value-type="float" office:value="504.54">
                <text:p>504.54</text:p>
              </table:table-cell>
            </table:table-row>
            <table:table-row>
              <table:table-cell office:value-type="string">
                <text:p>100c/1000d Tomcat</text:p>
                <text:list>
                  <text:list-item>
                    <text:p>10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c/1000d Grizzly</text:p>
                <text:list>
                  <text:list-item>
                    <text:p>10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886.59">
                <text:p>886.59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100c/1000d Apache</text:p>
                <text:list>
                  <text:list-item>
                    <text:p>10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1.76">
                <text:p>101.7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00c/1000d Nginx</text:p>
                <text:list>
                  <text:list-item>
                    <text:p>10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680.62">
                <text:p>680.62</text:p>
              </table:table-cell>
              <table:table-cell office:value-type="float" office:value="580.98">
                <text:p>580.98</text:p>
              </table:table-cell>
            </table:table-row>
            <table:table-row>
              <table:table-cell office:value-type="string">
                <text:p>10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c/1000d WoOF</text:p>
                <text:list>
                  <text:list-item>
                    <text:p>1000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2136.57">
                <text:p>2136.57</text:p>
              </table:table-cell>
              <table:table-cell office:value-type="float" office:value="1763.32">
                <text:p>1763.32</text:p>
              </table:table-cell>
            </table:table-row>
            <table:table-row>
              <table:table-cell office:value-type="string">
                <text:p>10000c/1000d WoOF (2)</text:p>
                <text:list>
                  <text:list-item>
                    <text:p>1000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1680.95">
                <text:p>1680.95</text:p>
              </table:table-cell>
              <table:table-cell office:value-type="float" office:value="1402.05">
                <text:p>1402.05</text:p>
              </table:table-cell>
            </table:table-row>
            <table:table-row>
              <table:table-cell office:value-type="string">
                <text:p>10000c/1000d Jetty</text:p>
                <text:list>
                  <text:list-item>
                    <text:p>1000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995.91">
                <text:p>995.91</text:p>
              </table:table-cell>
              <table:table-cell office:value-type="float" office:value="849.81">
                <text:p>849.81</text:p>
              </table:table-cell>
            </table:table-row>
            <table:table-row>
              <table:table-cell office:value-type="string">
                <text:p>10000c/1000d Tomcat</text:p>
                <text:list>
                  <text:list-item>
                    <text:p>1000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c/1000d Grizzly</text:p>
                <text:list>
                  <text:list-item>
                    <text:p>1000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597.62">
                <text:p>597.62</text:p>
              </table:table-cell>
              <table:table-cell office:value-type="float" office:value="402.68">
                <text:p>402.68</text:p>
              </table:table-cell>
            </table:table-row>
            <table:table-row>
              <table:table-cell office:value-type="string">
                <text:p>10000c/1000d Apache</text:p>
                <text:list>
                  <text:list-item>
                    <text:p>1000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1.28">
                <text:p>101.2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10000c/1000d Nginx</text:p>
                <text:list>
                  <text:list-item>
                    <text:p>1000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5562.13">
                <text:p>5562.13</text:p>
              </table:table-cell>
              <table:table-cell office:value-type="float" office:value="5468.63">
                <text:p>5468.63</text:p>
              </table:table-cell>
            </table:table-row>
            <table:table-row>
              <table:table-cell office:value-type="string">
                <text:p>1000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c/10000d WoOF</text:p>
                <text:list>
                  <text:list-item>
                    <text:p>10000c/10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7160.99">
                <text:p>7160.99</text:p>
              </table:table-cell>
              <table:table-cell office:value-type="float" office:value="1990.71">
                <text:p>1990.71</text:p>
              </table:table-cell>
            </table:table-row>
            <table:table-row>
              <table:table-cell office:value-type="string">
                <text:p>10000c/10000d WoOF (2)</text:p>
                <text:list>
                  <text:list-item>
                    <text:p>10000c/10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7288.49">
                <text:p>7288.49</text:p>
              </table:table-cell>
              <table:table-cell office:value-type="float" office:value="1754.56">
                <text:p>1754.56</text:p>
              </table:table-cell>
            </table:table-row>
            <table:table-row>
              <table:table-cell office:value-type="string">
                <text:p>10000c/10000d Jetty</text:p>
                <text:list>
                  <text:list-item>
                    <text:p>10000c/10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6196.35">
                <text:p>6196.35</text:p>
              </table:table-cell>
              <table:table-cell office:value-type="float" office:value="6037.87">
                <text:p>6037.87</text:p>
              </table:table-cell>
            </table:table-row>
            <table:table-row>
              <table:table-cell office:value-type="string">
                <text:p>10000c/10000d Tomcat</text:p>
                <text:list>
                  <text:list-item>
                    <text:p>10000c/10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0c/10000d Grizzly</text:p>
                <text:list>
                  <text:list-item>
                    <text:p>10000c/10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7578.42">
                <text:p>7578.42</text:p>
              </table:table-cell>
              <table:table-cell office:value-type="float" office:value="568.72">
                <text:p>568.72</text:p>
              </table:table-cell>
            </table:table-row>
            <table:table-row>
              <table:table-cell office:value-type="string">
                <text:p>10000c/10000d Apache</text:p>
                <text:list>
                  <text:list-item>
                    <text:p>10000c/10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2.55">
                <text:p>102.55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10000c/10000d Nginx</text:p>
                <text:list>
                  <text:list-item>
                    <text:p>10000c/10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8460.44">
                <text:p>8460.44</text:p>
              </table:table-cell>
              <table:table-cell office:value-type="float" office:value="8397.6">
                <text:p>8397.6</text:p>
              </table:table-cell>
            </table:table-row>
            <table:table-row>
              <table:table-cell office:value-type="string">
                <text:p>10000c/10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10000d WoOF</text:p>
                <text:list>
                  <text:list-item>
                    <text:p>1000c/10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7068.72">
                <text:p>7068.72</text:p>
              </table:table-cell>
              <table:table-cell office:value-type="float" office:value="227.94">
                <text:p>227.94</text:p>
              </table:table-cell>
            </table:table-row>
            <table:table-row>
              <table:table-cell office:value-type="string">
                <text:p>1000c/10000d WoOF (2)</text:p>
                <text:list>
                  <text:list-item>
                    <text:p>1000c/10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6587.54">
                <text:p>6587.54</text:p>
              </table:table-cell>
              <table:table-cell office:value-type="float" office:value="252.62">
                <text:p>252.62</text:p>
              </table:table-cell>
            </table:table-row>
            <table:table-row>
              <table:table-cell office:value-type="string">
                <text:p>1000c/10000d Jetty</text:p>
                <text:list>
                  <text:list-item>
                    <text:p>1000c/10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7336.13">
                <text:p>7336.13</text:p>
              </table:table-cell>
              <table:table-cell office:value-type="float" office:value="7169.51">
                <text:p>7169.51</text:p>
              </table:table-cell>
            </table:table-row>
            <table:table-row>
              <table:table-cell office:value-type="string">
                <text:p>1000c/10000d Tomcat</text:p>
                <text:list>
                  <text:list-item>
                    <text:p>1000c/10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c/10000d Grizzly</text:p>
                <text:list>
                  <text:list-item>
                    <text:p>1000c/10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13095.8">
                <text:p>13095.8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000c/10000d Apache</text:p>
                <text:list>
                  <text:list-item>
                    <text:p>1000c/10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3.87">
                <text:p>103.87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000c/10000d Nginx</text:p>
                <text:list>
                  <text:list-item>
                    <text:p>1000c/10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6809.89">
                <text:p>6809.89</text:p>
              </table:table-cell>
              <table:table-cell office:value-type="float" office:value="6711.73">
                <text:p>6711.73</text:p>
              </table:table-cell>
            </table:table-row>
            <table:table-row>
              <table:table-cell office:value-type="string">
                <text:p>1000c/10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c/0d WoOF</text:p>
                <text:list>
                  <text:list-item>
                    <text:p>1000c/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1000c/0d WoOF (2)</text:p>
                <text:list>
                  <text:list-item>
                    <text:p>1000c/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5.58">
                <text:p>145.58</text:p>
              </table:table-cell>
            </table:table-row>
            <table:table-row>
              <table:table-cell office:value-type="string">
                <text:p>1000c/0d Jetty</text:p>
                <text:list>
                  <text:list-item>
                    <text:p>1000c/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77.34">
                <text:p>77.34</text:p>
              </table:table-cell>
            </table:table-row>
            <table:table-row>
              <table:table-cell office:value-type="string">
                <text:p>1000c/0d Tomcat</text:p>
                <text:list>
                  <text:list-item>
                    <text:p>1000c/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1000c/0d Grizzly</text:p>
                <text:list>
                  <text:list-item>
                    <text:p>1000c/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56.96">
                <text:p>56.96</text:p>
              </table:table-cell>
            </table:table-row>
            <table:table-row>
              <table:table-cell office:value-type="string">
                <text:p>1000c/0d Apache</text:p>
                <text:list>
                  <text:list-item>
                    <text:p>1000c/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1000c/0d Nginx</text:p>
                <text:list>
                  <text:list-item>
                    <text:p>1000c/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35.73">
                <text:p>435.73</text:p>
              </table:table-cell>
            </table:table-row>
            <table:table-row>
              <table:table-cell office:value-type="string">
                <text:p>1000c/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c/0d WoOF</text:p>
                <text:list>
                  <text:list-item>
                    <text:p>100000c/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656.17">
                <text:p>1656.17</text:p>
              </table:table-cell>
            </table:table-row>
            <table:table-row>
              <table:table-cell office:value-type="string">
                <text:p>100000c/0d WoOF (2)</text:p>
                <text:list>
                  <text:list-item>
                    <text:p>100000c/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396.86">
                <text:p>1396.86</text:p>
              </table:table-cell>
            </table:table-row>
            <table:table-row>
              <table:table-cell office:value-type="string">
                <text:p>100000c/0d Jetty</text:p>
                <text:list>
                  <text:list-item>
                    <text:p>100000c/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739.88">
                <text:p>739.88</text:p>
              </table:table-cell>
            </table:table-row>
            <table:table-row>
              <table:table-cell office:value-type="string">
                <text:p>100000c/0d Tomcat</text:p>
                <text:list>
                  <text:list-item>
                    <text:p>100000c/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00000c/0d Grizzly</text:p>
                <text:list>
                  <text:list-item>
                    <text:p>100000c/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615.25">
                <text:p>615.25</text:p>
              </table:table-cell>
            </table:table-row>
            <table:table-row>
              <table:table-cell office:value-type="string">
                <text:p>100000c/0d Apache</text:p>
                <text:list>
                  <text:list-item>
                    <text:p>100000c/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100000c/0d Nginx</text:p>
                <text:list>
                  <text:list-item>
                    <text:p>100000c/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3826.07">
                <text:p>3826.07</text:p>
              </table:table-cell>
            </table:table-row>
            <table:table-row>
              <table:table-cell office:value-type="string">
                <text:p>100000c/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c/1000d WoOF</text:p>
                <text:list>
                  <text:list-item>
                    <text:p>0c/1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536.99">
                <text:p>536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WoOF (2)</text:p>
                <text:list>
                  <text:list-item>
                    <text:p>0c/1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532.18">
                <text:p>53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Jetty</text:p>
                <text:list>
                  <text:list-item>
                    <text:p>0c/1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688.32">
                <text:p>68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Tomcat</text:p>
                <text:list>
                  <text:list-item>
                    <text:p>0c/1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Grizzly</text:p>
                <text:list>
                  <text:list-item>
                    <text:p>0c/1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872.33">
                <text:p>872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Apache</text:p>
                <text:list>
                  <text:list-item>
                    <text:p>0c/1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1.78">
                <text:p>10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 Nginx</text:p>
                <text:list>
                  <text:list-item>
                    <text:p>0c/1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678.98">
                <text:p>678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c/10000d WoOF</text:p>
                <text:list>
                  <text:list-item>
                    <text:p>0c/10000d</text:p>
                  </text:list-item>
                  <text:list-item>
                    <text:p>WoOF</text:p>
                  </text:list-item>
                </text:list>
              </table:table-cell>
              <table:table-cell office:value-type="float" office:value="6477.81">
                <text:p>6477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WoOF (2)</text:p>
                <text:list>
                  <text:list-item>
                    <text:p>0c/10000d</text:p>
                  </text:list-item>
                  <text:list-item>
                    <text:p>WoOF (2)</text:p>
                  </text:list-item>
                </text:list>
              </table:table-cell>
              <table:table-cell office:value-type="float" office:value="6474.21">
                <text:p>6474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Jetty</text:p>
                <text:list>
                  <text:list-item>
                    <text:p>0c/10000d</text:p>
                  </text:list-item>
                  <text:list-item>
                    <text:p>Jetty</text:p>
                  </text:list-item>
                </text:list>
              </table:table-cell>
              <table:table-cell office:value-type="float" office:value="6008.03">
                <text:p>6008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Tomcat</text:p>
                <text:list>
                  <text:list-item>
                    <text:p>0c/10000d</text:p>
                  </text:list-item>
                  <text:list-item>
                    <text:p>Tomca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Grizzly</text:p>
                <text:list>
                  <text:list-item>
                    <text:p>0c/10000d</text:p>
                  </text:list-item>
                  <text:list-item>
                    <text:p>Grizzly</text:p>
                  </text:list-item>
                </text:list>
              </table:table-cell>
              <table:table-cell office:value-type="float" office:value="17159.14">
                <text:p>17159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Apache</text:p>
                <text:list>
                  <text:list-item>
                    <text:p>0c/10000d</text:p>
                  </text:list-item>
                  <text:list-item>
                    <text:p>Apache</text:p>
                  </text:list-item>
                </text:list>
              </table:table-cell>
              <table:table-cell office:value-type="float" office:value="103.22">
                <text:p>10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c/10000d Nginx</text:p>
                <text:list>
                  <text:list-item>
                    <text:p>0c/10000d</text:p>
                  </text:list-item>
                  <text:list-item>
                    <text:p>Nginx</text:p>
                  </text:list-item>
                </text:list>
              </table:table-cell>
              <table:table-cell office:value-type="float" office:value="6755.3">
                <text:p>6755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